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automatic-styles>
    <style:style style:name="Table1" style:family="table">
      <style:table-properties style:width="9.137cm" fo:margin-top="0.199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208cm"/>
    </style:style>
    <style:style style:name="Table1.D" style:family="table-column">
      <style:table-column-properties style:column-width="2.42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add9e0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add9e0" fo:padding="0.049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5.009cm" style:rel-column-width="35881*"/>
    </style:style>
    <style:style style:name="Tableau2.B" style:family="table-column">
      <style:table-column-properties style:column-width="4.142cm" style:rel-column-width="29654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6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7" style:family="paragraph" style:parent-style-name="Footer">
      <style:text-properties officeooo:paragraph-rsid="00d4df5c"/>
    </style:style>
    <style:style style:name="P78" style:family="paragraph" style:parent-style-name="Footer">
      <style:paragraph-properties fo:text-align="end" style:justify-single-word="false"/>
      <style:text-properties officeooo:paragraph-rsid="00d4df5c"/>
    </style:style>
    <style:style style:name="P79" style:family="paragraph" style:parent-style-name="_5f_Header_20_G_20_page_20_impaire_20__28_D_29_">
      <style:text-properties officeooo:paragraph-rsid="01259ec2"/>
    </style:style>
    <style:style style:name="P80" style:family="paragraph" style:parent-style-name="Footer">
      <style:text-properties officeooo:paragraph-rsid="010f7046"/>
    </style:style>
    <style:style style:name="P81" style:family="paragraph" style:parent-style-name="Footer">
      <style:text-properties officeooo:paragraph-rsid="01120261"/>
    </style:style>
    <style:style style:name="P82" style:family="paragraph" style:parent-style-name="Footer">
      <style:text-properties officeooo:paragraph-rsid="008d016c"/>
    </style:style>
    <style:style style:name="P83" style:family="paragraph" style:parent-style-name="Header">
      <style:paragraph-properties fo:margin-left="0cm" fo:margin-right="0cm" fo:text-indent="0cm" style:auto-text-indent="false"/>
    </style:style>
    <style:style style:name="P84" style:family="paragraph" style:parent-style-name="_5f_Header_20_N_20_page_20_impaire_20__28_D_29_">
      <style:text-properties officeooo:rsid="027aa87d" officeooo:paragraph-rsid="027aa87d"/>
    </style:style>
    <style:style style:name="P85" style:family="paragraph" style:parent-style-name="_5f_Header_20_N_20_page_20_impaire_20__28_D_29_">
      <style:text-properties officeooo:rsid="0277791e" officeooo:paragraph-rsid="0277791e"/>
    </style:style>
    <style:style style:name="P86" style:family="paragraph" style:parent-style-name="Footer">
      <style:text-properties officeooo:rsid="0242edd8" officeooo:paragraph-rsid="0242edd8"/>
    </style:style>
    <style:style style:name="P87" style:family="paragraph" style:parent-style-name="Footer">
      <style:text-properties officeooo:paragraph-rsid="00a59a60"/>
    </style:style>
    <style:style style:name="P88" style:family="paragraph" style:parent-style-name="Footer">
      <style:text-properties officeooo:paragraph-rsid="004274bc"/>
    </style:style>
    <style:style style:name="P89" style:family="paragraph" style:parent-style-name="Footer">
      <style:text-properties officeooo:paragraph-rsid="00d8520c"/>
    </style:style>
    <style:style style:name="P90" style:family="paragraph" style:parent-style-name="Footer">
      <style:text-properties officeooo:paragraph-rsid="002aa84d"/>
    </style:style>
    <style:style style:name="P91" style:family="paragraph" style:parent-style-name="_5f_Header_20_G_20_page_20_impaire_20__28_D_29_">
      <style:text-properties officeooo:paragraph-rsid="00c87b35"/>
    </style:style>
    <style:style style:name="P92" style:family="paragraph" style:parent-style-name="Footer">
      <style:text-properties officeooo:rsid="001f8a2d" officeooo:paragraph-rsid="00bd36bc"/>
    </style:style>
    <style:style style:name="P93" style:family="paragraph" style:parent-style-name="Footer">
      <style:text-properties officeooo:rsid="001f8a2d" officeooo:paragraph-rsid="002b33ed"/>
    </style:style>
    <style:style style:name="P94" style:family="paragraph" style:parent-style-name="Footer">
      <style:text-properties officeooo:rsid="011350d1" officeooo:paragraph-rsid="011350d1"/>
    </style:style>
    <style:style style:name="P95" style:family="paragraph" style:parent-style-name="Footer">
      <style:text-properties officeooo:rsid="0096b4e2" officeooo:paragraph-rsid="0096b4e2"/>
    </style:style>
    <style:style style:name="P96" style:family="paragraph" style:parent-style-name="Footer">
      <style:text-properties officeooo:paragraph-rsid="0096b4e2"/>
    </style:style>
    <style:style style:name="P97" style:family="paragraph" style:parent-style-name="Footer">
      <style:text-properties officeooo:paragraph-rsid="02a682f9"/>
    </style:style>
    <style:style style:name="P98" style:family="paragraph" style:parent-style-name="Footer">
      <style:text-properties officeooo:rsid="00178920" officeooo:paragraph-rsid="00178920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Header">
      <style:paragraph-properties fo:text-align="start" style:justify-single-word="false"/>
      <style:text-properties officeooo:paragraph-rsid="0211dd7e"/>
    </style:style>
    <style:style style:name="P101" style:family="paragraph" style:parent-style-name="Header">
      <style:paragraph-properties fo:text-align="center" style:justify-single-word="false"/>
      <style:text-properties officeooo:paragraph-rsid="00ab054e"/>
    </style:style>
    <style:style style:name="P102" style:family="paragraph" style:parent-style-name="Header">
      <style:paragraph-properties fo:text-align="center" style:justify-single-word="false"/>
      <style:text-properties officeooo:paragraph-rsid="00c10aa6"/>
    </style:style>
    <style:style style:name="P10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0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10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0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11" style:family="paragraph" style:parent-style-name="_5f_Footer_20_page_20_impaire_20__28_D_29_"/>
    <style:style style:name="P112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3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impaire_20__28_D_29_">
      <style:paragraph-properties fo:text-align="start" style:justify-single-word="false"/>
    </style:style>
    <style:style style:name="P115" style:family="paragraph" style:parent-style-name="_5f_Footer_20_page_20_paire_20__28_G_29_"/>
    <style:style style:name="P116" style:family="paragraph" style:parent-style-name="_5f_Footer_20_page_20_paire_20__28_G_29_">
      <style:text-properties fo:font-size="9pt" style:font-size-asian="9pt" style:font-size-complex="9pt"/>
    </style:style>
    <style:style style:name="P11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18" style:family="paragraph" style:parent-style-name="_5f_Header_20_G_20_page_20_paire_20__28_G_29_">
      <style:text-properties officeooo:paragraph-rsid="00eb2abc"/>
    </style:style>
    <style:style style:name="P119" style:family="paragraph" style:parent-style-name="_5f_Header_20_N_20_page_20_impaire_20__28_D_29_">
      <style:paragraph-properties fo:text-align="start" style:justify-single-word="false"/>
    </style:style>
    <style:style style:name="P12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2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1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29" style:family="paragraph" style:parent-style-name="_5f_Paragraphe_5f_Réponse_5f_Elève" style:list-style-name="_5f_Numérotation_20_des_20_exercices"/>
    <style:style style:name="P13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1" style:family="paragraph" style:parent-style-name="_5f_Paragraphe_5f_avec_5f_Num_5f_Question" style:list-style-name="_5f_Numérotation_20_des_20_exercices"/>
    <style:style style:name="P132" style:family="paragraph" style:parent-style-name="_5f_Premier_5f_Titre_5f_Exercices_5f_avec_5f_Num_20_Exo_5f_Avec_5f_Titre" style:list-style-name="_5f_Numérotation_20_des_20_exercices">
      <style:paragraph-properties fo:break-before="page"/>
    </style:style>
    <style:style style:name="P133" style:family="paragraph" style:parent-style-name="_5f_Premier_5f_Titre_5f_Exercices_5f_avec_5f_Num_5f_Exo_5f_sans_5f_Titre" style:list-style-name="_5f_Numérotation_20_des_20_exercices" style:master-page-name="_34__5f_2_5f_SERIE_5f_G_5f_GAUCHE_5f_ET_5f_DROITE_5f_2COL">
      <style:paragraph-properties style:page-number="auto"/>
    </style:style>
    <style:style style:name="P134" style:family="paragraph" style:parent-style-name="_5f_Tableau_5f_Centré">
      <style:text-properties officeooo:paragraph-rsid="0137ecdf"/>
    </style:style>
    <style:style style:name="P135" style:family="paragraph" style:parent-style-name="_5f_Tableau_5f_Centré_5f_Gras" style:list-style-name="L1">
      <style:paragraph-properties fo:text-align="start" style:justify-single-word="false"/>
    </style:style>
    <style:style style:name="P136" style:family="paragraph" style:parent-style-name="_5f_Titre_5f_Exercices_5f_avec_5f_Titre" style:list-style-name="_5f_Numérotation_20_des_20_exercices"/>
    <style:style style:name="P137" style:family="paragraph" style:parent-style-name="_5f_Titre_5f_Exercices_5f_sans_5f_Titre" style:list-style-name="_5f_Numérotation_20_des_20_exercices"/>
    <style:style style:name="P138" style:family="paragraph" style:parent-style-name="_5f_Titre_5f_Exercices_5f_sans_5f_Titre" style:list-style-name="_5f_Numérotation_20_des_20_exercices">
      <style:paragraph-properties fo:break-before="column"/>
    </style:style>
    <style:style style:name="P139" style:family="paragraph" style:parent-style-name="_5f_Titre_5f_Exercices_5f_sans_5f_Titre" style:list-style-name="_5f_Numérotation_20_des_20_exercices">
      <style:paragraph-properties fo:break-before="page"/>
    </style:style>
    <style:style style:name="P140" style:family="paragraph">
      <style:paragraph-properties fo:text-align="center"/>
    </style:style>
    <style:style style:name="P141" style:family="paragraph">
      <loext:graphic-properties draw:fill="solid" draw:fill-color="#d7e12c"/>
    </style:style>
    <style:style style:name="P14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43" style:family="paragraph">
      <loext:graphic-properties draw:fill="solid" draw:fill-color="#1ca2b8"/>
    </style:style>
    <style:style style:name="P14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146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cm" fo:margin-right="0cm" fo:margin-top="0cm" fo:margin-bottom="0cm" fo:line-height="100%" fo:text-indent="0cm" style:writing-mode="lr-tb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1584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style:paragraph-properties fo:margin-left="0cm" fo:margin-right="0cm" fo:margin-top="0cm" fo:margin-bottom="0cm" fo:line-height="100%" fo:text-indent="0cm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9211e" loext:opacity="10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solid" draw:fill-color="#7fb241"/>
    </style:style>
    <style:style style:name="P18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4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6" fo:font-weight="bold" officeooo:rsid="0246ec76"/>
    </style:style>
    <style:style style:name="T6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language="fr" fo:country="FR" style:language-asian="zh" style:country-asian="CN" style:language-complex="hi" style:country-complex="IN"/>
    </style:style>
    <style:style style:name="T184" style:family="text">
      <style:text-properties fo:background-color="transparent" loext:char-shading-value="0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officeooo:rsid="0137ecdf"/>
    </style:style>
    <style:style style:name="T18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94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4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41cm" svg:stroke-color="#7fb241" draw:marker-start="" draw:marker-start-width="0.062cm" draw:marker-start-center="false" draw:marker-end="" draw:marker-end-width="0.062cm" draw:marker-end-center="false" draw:fill="none" draw:fill-color="#99ccff" draw:textarea-horizontal-align="justify" draw:textarea-vertical-align="middle" draw:auto-grow-height="false" fo:min-height="2.522cm" fo:min-width="5.089cm" fo:padding-top="0.146cm" fo:padding-bottom="0.146cm" fo:padding-left="0.27cm" fo:padding-right="0.27cm" draw:shadow="hidden" draw:shadow-offset-x="0.3cm" draw:shadow-offset-y="0.3cm" draw:shadow-color="#808080" loext:decorative="false" style:run-through="foreground"/>
    </style:style>
    <style:style style:name="gr10" style:family="graphic">
      <style:graphic-properties draw:stroke="none" draw:stroke-dash="Dashed_20__28_var_29__20_5672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2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1" style:family="graphic">
      <style:graphic-properties draw:stroke="none" draw:stroke-dash="Dashed_20__28_var_29__20_5676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8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2" style:family="graphic">
      <style:graphic-properties draw:stroke="none" draw:stroke-dash="Dashed_20__28_var_29__20_5677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31cm" fo:min-width="0.37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stroke="solid" draw:stroke-dash="Dashed_20__28_var_29__20_5666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" style:family="graphic">
      <style:graphic-properties draw:stroke="solid" draw:stroke-dash="Dashed_20__28_var_29__20_5667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none" draw:stroke-dash="Dashed_20__28_var_29__20_5674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5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" style:family="graphic">
      <style:graphic-properties draw:stroke="none" draw:stroke-dash="Dashed_20__28_var_29__20_5675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33cm" fo:min-width="0.29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5656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solid" draw:stroke-dash="Dashed_20__28_var_29__20_5658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solid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true" fo:min-height="0cm" fo:min-width="0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style:writing-mode="lr-tb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5983b0" draw:textarea-horizontal-align="justify" draw:textarea-vertical-align="middle" draw:auto-grow-height="false" fo:min-height="0.513cm" fo:min-width="0.263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5983b0" draw:textarea-horizontal-align="justify" draw:textarea-vertical-align="middle" draw:auto-grow-height="false" fo:min-height="0.512cm" fo:min-width="0.263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5983b0" draw:textarea-horizontal-align="justify" draw:textarea-vertical-align="middle" draw:auto-grow-height="false" fo:min-height="0.513cm" fo:min-width="0.261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svg:stroke-width="0.041cm" svg:stroke-color="#9d0f89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1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3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4000" draw:textarea-horizontal-align="justify" draw:textarea-vertical-align="middle" draw:auto-grow-height="false" fo:min-height="0.513cm" fo:min-width="0.263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4000" draw:textarea-horizontal-align="justify" draw:textarea-vertical-align="middle" draw:auto-grow-height="false" fo:min-height="0.51cm" fo:min-width="0.261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solid" svg:stroke-width="0.041cm" svg:stroke-color="#1ca2b8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5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5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5cm" fo:min-width="0.23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5cm" fo:min-width="0.21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5cm" fo:min-width="0.27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false" fo:min-height="0.423cm" fo:min-width="0.29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3cm" fo:min-width="0.25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solid" svg:stroke-width="0.051cm" svg:stroke-color="#1ca2b8" draw:marker-start="" draw:marker-start-width="0.326cm" draw:marker-start-center="false" draw:marker-end="" draw:marker-end-width="0.326cm" draw:marker-end-center="false" draw:fill="none" draw:fill-color="#99ccff" draw:textarea-horizontal-align="justify" draw:textarea-vertical-align="middle" draw:auto-grow-height="false" fo:min-height="1.579cm" fo:min-width="1.33cm" fo:padding-top="0.152cm" fo:padding-bottom="0.152cm" fo:padding-left="0.275cm" fo:padding-right="0.275cm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svg:stroke-width="0.051cm" svg:stroke-color="#9d0f89" draw:marker-start="" draw:marker-start-width="0.277cm" draw:marker-start-center="false" draw:marker-end="" draw:marker-end-width="0.277cm" draw:marker-end-center="false" draw:fill="none" draw:fill-color="#99ccff" draw:textarea-horizontal-align="justify" draw:textarea-vertical-align="middle" draw:auto-grow-height="false" fo:min-height="3.09cm" fo:min-width="1.462cm" fo:padding-top="0.152cm" fo:padding-bottom="0.152cm" fo:padding-left="0.275cm" fo:padding-right="0.275cm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158466" draw:textarea-horizontal-align="justify" draw:textarea-vertical-align="middle" draw:auto-grow-height="false" fo:min-height="0.512cm" fo:min-width="0.261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158466" draw:textarea-horizontal-align="justify" draw:textarea-vertical-align="middle" draw:auto-grow-height="false" fo:min-height="0.51cm" fo:min-width="0.259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00" draw:textarea-horizontal-align="justify" draw:textarea-vertical-align="middle" draw:auto-grow-height="false" fo:min-height="0.513cm" fo:min-width="0.261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00" draw:textarea-horizontal-align="justify" draw:textarea-vertical-align="middle" draw:auto-grow-height="false" fo:min-height="0.513cm" fo:min-width="0.263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style:writing-mode="lr-tb" loext:decorative="false" style:run-through="foreground"/>
    </style:style>
    <style:style style:name="gr55" style:family="graphic">
      <style:graphic-properties draw:stroke="solid" svg:stroke-width="0.051cm" svg:stroke-color="#d3802c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min-height="0.58cm" fo:min-width="1.489cm" fo:padding-top="0.152cm" fo:padding-bottom="0.152cm" fo:padding-left="0.275cm" fo:padding-right="0.275cm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dash" draw:stroke-dash="Dashed_20__28_var_29_" svg:stroke-width="0.051cm" svg:stroke-color="#d3802c" draw:marker-start="" draw:marker-start-width="0.307cm" draw:marker-start-center="false" draw:marker-end="" draw:marker-end-width="0.307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solid" draw:stroke-dash="Dash_20_5973" svg:stroke-width="0.049cm" svg:stroke-color="#000000" draw:marker-start="" draw:marker-start-width="0.071cm" draw:marker-start-center="false" draw:marker-end="" draw:marker-end-width="0.0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" style:family="graphic">
      <style:graphic-properties draw:stroke="solid" draw:stroke-dash="Dash_20_5974" svg:stroke-width="0.049cm" svg:stroke-color="#000000" draw:marker-start="" draw:marker-start-width="0.071cm" draw:marker-start-center="false" draw:marker-end="" draw:marker-end-width="0.0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cm" fo:padding-bottom="0.15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" style:family="graphic">
      <style:graphic-properties draw:stroke="none" svg:stroke-width="0.049cm" svg:stroke-color="#000000" draw:marker-start="" draw:marker-start-width="0.071cm" draw:marker-start-center="false" draw:marker-end="" draw:marker-end-width="0.071cm" draw:marker-end-center="false" draw:fill="none" draw:fill-color="#ffffff" draw:textarea-horizontal-align="justify" fo:min-height="0.513cm" fo:padding-top="0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1" style:family="graphic">
      <style:graphic-properties draw:stroke="solid" draw:stroke-dash="Long_20_Dash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7.722cm" fo:min-width="7.472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7.722cm" fo:min-width="7.472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dash" draw:stroke-dash="Long_20_Dash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7.722cm" fo:min-width="7.472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674cm" fo:min-width="0.423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solid" svg:stroke-width="0.028cm" svg:stroke-color="#1584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942cm" fo:min-width="0.69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solid" svg:stroke-width="0.028cm" svg:stroke-color="#1584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942cm" fo:min-width="0.691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solid" svg:stroke-width="0.028cm" svg:stroke-color="#1584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94cm" fo:min-width="0.691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draw:stroke-dash="Dashed_20__28_var_29__20_5554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true" draw:fit-to-size="false" style:shrink-to-fit="false" draw:fit-to-contour="false" fo:max-height="0cm" fo:max-width="0cm" fo:min-height="0.457cm" fo:min-width="0.22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2" style:family="graphic">
      <style:graphic-properties draw:stroke="none" draw:stroke-dash="Dashed_20__28_var_29__20_5555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7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3" style:family="graphic">
      <style:graphic-properties draw:stroke="none" draw:stroke-dash="Dashed_20__28_var_29__20_5556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5cm" fo:min-width="0.27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4" style:family="graphic">
      <style:graphic-properties draw:stroke="none" draw:stroke-dash="Dashed_20__28_var_29__20_5557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7cm" fo:min-width="0.33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5" style:family="graphic">
      <style:graphic-properties draw:stroke="solid" draw:stroke-dash="Dashed_20__28_var_29__20_5558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6" style:family="graphic">
      <style:graphic-properties draw:stroke="solid" draw:stroke-dash="Dashed_20__28_var_29__20_5559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7" style:family="graphic">
      <style:graphic-properties draw:stroke="solid" draw:stroke-dash="Dashed_20__28_var_29__20_5560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8" style:family="graphic">
      <style:graphic-properties draw:stroke="solid" draw:stroke-dash="Dashed_20__28_var_29__20_5561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9" style:family="graphic">
      <style:graphic-properties draw:stroke="solid" draw:stroke-dash="Dashed_20__28_var_29__20_5562" svg:stroke-width="0.03cm" svg:stroke-color="#000000" draw:marker-start="" draw:marker-start-width="0.34cm" draw:marker-start-center="false" draw:marker-end="" draw:marker-end-width="0.3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0" style:family="graphic">
      <style:graphic-properties loext:decorative="false" fo:margin-left="1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4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2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3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4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false" fo:min-height="0.49cm" fo:min-width="0.1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5" style:family="graphic">
      <style:graphic-properties draw:stroke="none" svg:stroke-width="0.025cm" svg:stroke-color="#d3802c" draw:marker-start-width="0.302cm" draw:marker-start-center="false" draw:marker-end-width="0.302cm" draw:marker-end-center="false" draw:fill="none" draw:fill-color="#ffffff" draw:textarea-horizontal-align="left" draw:auto-grow-height="true" draw:auto-grow-width="true" fo:min-height="0.49cm" fo:min-width="1.02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6" style:family="graphic">
      <style:graphic-properties draw:stroke="solid" svg:stroke-width="0.041cm" svg:stroke-color="#d3802c" draw:marker-start-width="0.252cm" draw:marker-start-center="false" draw:marker-end-width="0.252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87" style:family="graphic">
      <style:graphic-properties draw:stroke="solid" svg:stroke-width="0.049cm" svg:stroke-color="#d3802c" draw:marker-start-width="0.266cm" draw:marker-start-center="false" draw:marker-end-width="0.266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loext:decorative="false" style:run-through="foreground"/>
    </style:style>
    <style:style style:name="gr88" style:family="graphic">
      <style:graphic-properties draw:stroke="none" svg:stroke-width="0.025cm" svg:stroke-color="#d3802c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483cm" fo:min-width="1.33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9" style:family="graphic">
      <style:graphic-properties draw:stroke="solid" svg:stroke-width="0.025cm" svg:stroke-color="#d3802c" draw:marker-start-width="0.3cm" draw:marker-start-center="false" draw:marker-end-width="0.3cm" draw:marker-end-center="false" draw:fill="none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loext:decorative="false" style:run-through="foreground"/>
    </style:style>
    <style:style style:name="gr90" style:family="graphic">
      <style:graphic-properties draw:stroke="solid" draw:stroke-dash="Dashed_20__28_var_29__20_45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1" style:family="graphic">
      <style:graphic-properties draw:stroke="solid" draw:stroke-dash="Dashed_20__28_var_29__20_45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2" style:family="graphic">
      <style:graphic-properties draw:stroke="solid" draw:stroke-dash="Dashed_20__28_var_29__20_45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3" style:family="graphic">
      <style:graphic-properties draw:stroke="solid" draw:stroke-dash="Dashed_20__28_var_29__20_45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4" style:family="graphic">
      <style:graphic-properties draw:stroke="solid" draw:stroke-dash="Dashed_20__28_var_29__20_45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5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6" style:family="graphic">
      <style:graphic-properties draw:stroke="solid" draw:stroke-dash="Dashed_20__28_var_29__20_46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7" style:family="graphic">
      <style:graphic-properties draw:stroke="solid" draw:stroke-dash="Dashed_20__28_var_29__20_46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8" style:family="graphic">
      <style:graphic-properties draw:stroke="solid" draw:stroke-dash="Dashed_20__28_var_29__20_46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9" style:family="graphic">
      <style:graphic-properties draw:stroke="solid" draw:stroke-dash="Dashed_20__28_var_29__20_46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0" style:family="graphic">
      <style:graphic-properties draw:stroke="solid" draw:stroke-dash="Dashed_20__28_var_29__20_46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1" style:family="graphic">
      <style:graphic-properties draw:stroke="solid" draw:stroke-dash="Dashed_20__28_var_29__20_47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2" style:family="graphic">
      <style:graphic-properties draw:stroke="solid" draw:stroke-dash="Dashed_20__28_var_29__20_47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3" style:family="graphic">
      <style:graphic-properties draw:stroke="solid" svg:stroke-width="0.019cm" svg:stroke-color="#000000" draw:marker-start="" draw:marker-start-width="0.215cm" draw:marker-start-center="false" draw:marker-end="" draw:marker-end-width="0.2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4" style:family="graphic">
      <style:graphic-properties draw:stroke="solid" draw:stroke-dash="Dashed_20__28_var_29__20_47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5" style:family="graphic">
      <style:graphic-properties draw:stroke="solid" draw:stroke-dash="Dashed_20__28_var_29__20_47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6" style:family="graphic">
      <style:graphic-properties draw:stroke="solid" draw:stroke-dash="Dashed_20__28_var_29__20_47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7" style:family="graphic">
      <style:graphic-properties draw:stroke="solid" draw:stroke-dash="Dashed_20__28_var_29__20_47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8" style:family="graphic">
      <style:graphic-properties draw:stroke="solid" draw:stroke-dash="Dashed_20__28_var_29__20_47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9" style:family="graphic">
      <style:graphic-properties draw:stroke="solid" draw:stroke-dash="Dashed_20__28_var_29__20_48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0" style:family="graphic">
      <style:graphic-properties draw:stroke="solid" draw:stroke-dash="Dashed_20__28_var_29__20_48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1" style:family="graphic">
      <style:graphic-properties draw:stroke="solid" draw:stroke-dash="Dashed_20__28_var_29__20_48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2" style:family="graphic">
      <style:graphic-properties draw:stroke="solid" draw:stroke-dash="Dashed_20__28_var_29__20_48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3" style:family="graphic">
      <style:graphic-properties draw:stroke="solid" draw:stroke-dash="Dashed_20__28_var_29__20_48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4" style:family="graphic">
      <style:graphic-properties draw:stroke="solid" draw:stroke-dash="Dashed_20__28_var_29__20_48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5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49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6" style:family="graphic">
      <style:graphic-properties draw:stroke="solid" draw:stroke-dash="Dashed_20__28_var_29__20_48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7" style:family="graphic">
      <style:graphic-properties draw:stroke="solid" draw:stroke-dash="Dashed_20__28_var_29__20_49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8" style:family="graphic">
      <style:graphic-properties draw:stroke="solid" draw:stroke-dash="Dashed_20__28_var_29__20_49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9" style:family="graphic">
      <style:graphic-properties draw:stroke="solid" draw:stroke-dash="Dashed_20__28_var_29__20_49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0" style:family="graphic">
      <style:graphic-properties draw:stroke="solid" draw:stroke-dash="Dashed_20__28_var_29__20_49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1" style:family="graphic">
      <style:graphic-properties draw:stroke="solid" draw:stroke-dash="Dashed_20__28_var_29__20_50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2" style:family="graphic">
      <style:graphic-properties draw:stroke="solid" draw:stroke-dash="Dashed_20__28_var_29__20_50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3" style:family="graphic">
      <style:graphic-properties draw:stroke="solid" draw:stroke-dash="Dashed_20__28_var_29__20_50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4" style:family="graphic">
      <style:graphic-properties draw:stroke="solid" draw:stroke-dash="Dashed_20__28_var_29__20_50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5" style:family="graphic">
      <style:graphic-properties draw:stroke="solid" draw:stroke-dash="Dashed_20__28_var_29__20_50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6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7" style:family="graphic">
      <style:graphic-properties draw:stroke="solid" draw:stroke-dash="Dashed_20__28_var_29__20_50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8" style:family="graphic">
      <style:graphic-properties draw:stroke="solid" draw:stroke-dash="Dashed_20__28_var_29__20_50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9" style:family="graphic">
      <style:graphic-properties draw:stroke="solid" draw:stroke-dash="Dashed_20__28_var_29__20_50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0" style:family="graphic">
      <style:graphic-properties draw:stroke="solid" draw:stroke-dash="Dashed_20__28_var_29__20_50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1" style:family="graphic">
      <style:graphic-properties draw:stroke="solid" draw:stroke-dash="Dashed_20__28_var_29__20_51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2" style:family="graphic">
      <style:graphic-properties draw:stroke="solid" draw:stroke-dash="Dashed_20__28_var_29__20_51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3" style:family="graphic">
      <style:graphic-properties draw:stroke="solid" draw:stroke-dash="Dashed_20__28_var_29__20_51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4" style:family="graphic">
      <style:graphic-properties draw:stroke="solid" draw:stroke-dash="Dashed_20__28_var_29__20_51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5" style:family="graphic">
      <style:graphic-properties draw:stroke="solid" draw:stroke-dash="Dashed_20__28_var_29__20_51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6" style:family="graphic">
      <style:graphic-properties draw:stroke="solid" draw:stroke-dash="Dashed_20__28_var_29__20_51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7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37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0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61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2" style:family="graphic">
      <style:graphic-properties draw:stroke="none" draw:fill="solid" draw:fill-color="#7fb241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3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4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51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2" style:family="graphic">
      <style:graphic-properties draw:stroke="solid" svg:stroke-width="0.041cm" svg:stroke-color="#d3802c" draw:marker-start="" draw:marker-start-width="0.062cm" draw:marker-start-center="false" draw:marker-end="" draw:marker-end-width="0.062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loext:decorative="false" style:run-through="background"/>
    </style:style>
    <style:style style:name="gr153" style:family="graphic">
      <style:graphic-properties draw:stroke="none" draw:stroke-dash="Dashed_20__28_var_29__20_5678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54" style:family="graphic">
      <style:graphic-properties draw:stroke="none" draw:stroke-dash="Dashed_20__28_var_29__20_567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55" style:family="graphic">
      <style:graphic-properties draw:stroke="none" draw:stroke-dash="Dashed_20__28_var_29__20_568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56" style:family="graphic">
      <style:graphic-properties draw:stroke="none" draw:stroke-dash="Dashed_20__28_var_29__20_568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57" style:family="graphic">
      <style:graphic-properties draw:stroke="none" draw:stroke-dash="Dashed_20__28_var_29__20_5682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58" style:family="graphic">
      <style:graphic-properties draw:stroke="none" draw:stroke-dash="Dashed_20__28_var_29__20_5683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59" style:family="graphic">
      <style:graphic-properties draw:stroke="none" draw:stroke-dash="Dashed_20__28_var_29__20_5684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0" style:family="graphic">
      <style:graphic-properties draw:stroke="none" draw:stroke-dash="Dashed_20__28_var_29__20_5685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1" style:family="graphic">
      <style:graphic-properties draw:stroke="none" draw:stroke-dash="Dashed_20__28_var_29__20_5686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2" style:family="graphic">
      <style:graphic-properties draw:stroke="none" draw:stroke-dash="Dashed_20__28_var_29__20_5687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3" style:family="graphic">
      <style:graphic-properties draw:stroke="none" draw:stroke-dash="Dashed_20__28_var_29__20_5688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4" style:family="graphic">
      <style:graphic-properties draw:stroke="none" draw:stroke-dash="Dashed_20__28_var_29__20_5689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5" style:family="graphic">
      <style:graphic-properties draw:stroke="none" draw:stroke-dash="Dashed_20__28_var_29__20_569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6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32cm" fo:min-width="0.487cm" fo:padding-top="0.136cm" fo:padding-bottom="0.136cm" fo:padding-left="0.259cm" fo:padding-right="0.259cm" draw:shadow="hidden" draw:shadow-offset-x="0.3cm" draw:shadow-offset-y="0.3cm" draw:shadow-color="#808080" loext:decorative="false" style:run-through="background"/>
    </style:style>
    <style:style style:name="gr167" style:family="graphic">
      <style:graphic-properties style:writing-mode="lr-tb" loext:decorative="false" style:run-through="background"/>
    </style:style>
    <style:style style:name="gr168" style:family="graphic">
      <style:graphic-properties draw:stroke="solid" draw:stroke-dash="Dashed_20__28_var_29__20_5691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39cm" fo:min-width="0.49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background"/>
    </style:style>
    <style:style style:name="gr169" style:family="graphic">
      <style:graphic-properties draw:stroke="solid" draw:stroke-dash="Dashed_20__28_var_29__20_5692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background"/>
    </style:style>
    <style:style style:name="gr170" style:family="graphic">
      <style:graphic-properties draw:stroke="solid" draw:stroke-dash="Dashed_20__28_var_29__20_569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5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background"/>
    </style:style>
    <style:style style:name="gr171" style:family="graphic">
      <style:graphic-properties draw:stroke="solid" draw:stroke-dash="Dashed_20__28_var_29__20_569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172" style:family="graphic">
      <style:graphic-properties draw:stroke="solid" draw:stroke-dash="Dashed_20__28_var_29__20_569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4cm" fo:min-width="0.185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background"/>
    </style:style>
    <style:style style:name="gr173" style:family="graphic">
      <style:graphic-properties draw:stroke="solid" draw:stroke-dash="Dashed_20__28_var_29__20_569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174" style:family="graphic">
      <style:graphic-properties draw:stroke="solid" draw:stroke-dash="Dashed_20__28_var_29__20_569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39cm" fo:min-width="0.49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background"/>
    </style:style>
    <style:style style:name="gr175" style:family="graphic">
      <style:graphic-properties draw:stroke="solid" draw:stroke-dash="Dashed_20__28_var_29__20_5698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background"/>
    </style:style>
    <style:style style:name="gr17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921cm" fo:min-width="0.676cm" fo:padding-top="0.136cm" fo:padding-bottom="0.136cm" fo:padding-left="0.259cm" fo:padding-right="0.259cm" draw:shadow="hidden" draw:shadow-offset-x="0.3cm" draw:shadow-offset-y="0.3cm" draw:shadow-color="#808080" loext:decorative="false" style:run-through="background"/>
    </style:style>
    <style:style style:name="gr177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926cm" fo:min-width="0.672cm" fo:padding-top="0.136cm" fo:padding-bottom="0.136cm" fo:padding-left="0.259cm" fo:padding-right="0.259cm" draw:shadow="hidden" draw:shadow-offset-x="0.3cm" draw:shadow-offset-y="0.3cm" draw:shadow-color="#808080" loext:decorative="false" style:run-through="background"/>
    </style:style>
    <style:style style:name="gr178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736cm" fo:min-width="0.483cm" fo:padding-top="0.136cm" fo:padding-bottom="0.136cm" fo:padding-left="0.259cm" fo:padding-right="0.259cm" draw:shadow="hidden" draw:shadow-offset-x="0.3cm" draw:shadow-offset-y="0.3cm" draw:shadow-color="#808080" loext:decorative="false" style:run-through="background"/>
    </style:style>
    <style:style style:name="gr179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928cm" fo:min-width="0.669cm" fo:padding-top="0.136cm" fo:padding-bottom="0.136cm" fo:padding-left="0.259cm" fo:padding-right="0.259cm" draw:shadow="hidden" draw:shadow-offset-x="0.3cm" draw:shadow-offset-y="0.3cm" draw:shadow-color="#808080" loext:decorative="false" style:run-through="background"/>
    </style:style>
    <style:style style:name="gr18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32cm" fo:min-width="0.482cm" fo:padding-top="0.136cm" fo:padding-bottom="0.136cm" fo:padding-left="0.259cm" fo:padding-right="0.259cm" draw:shadow="hidden" draw:shadow-offset-x="0.3cm" draw:shadow-offset-y="0.3cm" draw:shadow-color="#808080" loext:decorative="false" style:run-through="background"/>
    </style:style>
    <style:style style:name="gr181" style:family="graphic">
      <style:graphic-properties draw:stroke="none" draw:stroke-dash="Dashed_20__28_var_29__20_569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82" style:family="graphic">
      <style:graphic-properties draw:stroke="none" draw:stroke-dash="Dashed_20__28_var_29__20_570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83" style:family="graphic">
      <style:graphic-properties draw:stroke="none" draw:stroke-dash="Dashed_20__28_var_29__20_570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18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5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341" draw:name="Shape8_2" draw:style-name="gr5" draw:text-style-name="P142" svg:width="2.703cm" svg:height="0.715cm" draw:transform="rotate (0.0872664625997165) translate (1.32644444444444cm 1.21884722222222cm)">
        <draw:text-box>
          <text:p text:style-name="P140"><text:span text:style-name="T187">Série 2</text:span></text:p>
        </draw:text-box>
      </draw:frame>
      <draw:line text:anchor-type="page" text:anchor-page-number="3" draw:z-index="340" draw:name="Shape9_0" draw:style-name="gr6" draw:text-style-name="P140" svg:x1="15.903cm" svg:y1="1.363cm" svg:x2="21.981cm" svg:y2="1.374cm">
        <text:p/>
      </draw:line>
      <draw:path text:anchor-type="page" text:anchor-page-number="3" draw:z-index="339" draw:name="Shape7_0" draw:style-name="gr7" draw:text-style-name="P143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325" draw:name="Shape8_1" draw:style-name="gr5" draw:text-style-name="P142" svg:width="2.703cm" svg:height="0.715cm" draw:transform="rotate (0.0872664625997165) translate (1.32644444444444cm 1.21884722222222cm)">
        <draw:text-box>
          <text:p text:style-name="P140"><text:span text:style-name="T187">Série 2</text:span></text:p>
        </draw:text-box>
      </draw:frame>
      <draw:frame text:anchor-type="page" text:anchor-page-number="1" draw:z-index="324" draw:name="Shape8_0" draw:style-name="gr5" draw:text-style-name="P142" svg:width="2.703cm" svg:height="0.715cm" draw:transform="rotate (0.0872664625997165) translate (1.32644444444444cm 1.21884722222222cm)">
        <draw:text-box>
          <text:p text:style-name="P140"><text:span text:style-name="T187">Série 2</text:span></text:p>
        </draw:text-box>
      </draw:frame>
      <draw:path text:anchor-type="page" text:anchor-page-number="2" draw:z-index="323" draw:name="Shape7_2" draw:style-name="gr7" draw:text-style-name="P143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322" draw:name="Shape7_1" draw:style-name="gr7" draw:text-style-name="P143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321" draw:name="Shape9_1" draw:style-name="gr6" draw:text-style-name="P140" svg:x1="15.903cm" svg:y1="1.363cm" svg:x2="21.981cm" svg:y2="1.374cm">
        <text:p/>
      </draw:line>
      <draw:line text:anchor-type="page" text:anchor-page-number="1" draw:z-index="320" draw:name="Shape3" draw:style-name="gr6" draw:text-style-name="P140" svg:x1="16.014cm" svg:y1="1.371cm" svg:x2="21.997cm" svg:y2="1.341cm">
        <text:p/>
      </draw:line>
      <text:list text:style-name="_5f_Numérotation_20_des_20_exercices">
        <text:list-item>
          <text:h text:style-name="P133" text:outline-level="1"><text:span text:style-name="_5f_Caractères">Observe attentivement la figure puis écris toutes les égalités d'angles codées.</text:span></text:h>
          <text:h text:style-name="P137" text:outline-level="1"><text:span text:style-name="_5f_Caractères_5f_correction">Il y a plusieurs façons de nommer les angles possibles</text:span><text:span text:style-name="_5f_Caractères">.</text:span></text:h>
        </text:list-item>
      </text:list>
      <text:section text:style-name="Sect1" text:name="Section1">
        <text:list text:continue-numbering="true" text:style-name="_5f_Numérotation_20_des_20_exercices">
          <text:list-item>
            <text:list>
              <text:list-item text:start-value="1">
                <text:p text:style-name="P129"><text:span text:style-name="_5f_Caractères_5f_correction"><draw:frame draw:style-name="fr8" draw:name="Objet37" text:anchor-type="as-char" svg:y="-0.381cm" svg:width="0.834cm" svg:height="0.473cm" draw:z-index="38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_5f_correction"><text:s/> = </text:span><text:span text:style-name="_5f_Caractères_5f_correction"><draw:frame draw:style-name="fr5" draw:name="Objet1" text:anchor-type="as-char" svg:y="-0.377cm" svg:width="0.923cm" svg:height="0.467cm" draw:z-index="38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_5f_correction"> </text:span></text:p>
              </text:list-item>
              <text:list-item>
                <text:p text:style-name="P129"><text:span text:style-name="_5f_Caractères_5f_correction"><draw:frame draw:style-name="fr5" draw:name="Objet3" text:anchor-type="as-char" svg:y="-0.377cm" svg:width="0.7cm" svg:height="0.467cm" draw:z-index="38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_5f_correction"> = </text:span><text:span text:style-name="_5f_Caractères_5f_correction"><draw:frame draw:style-name="fr5" draw:name="Objet4" text:anchor-type="as-char" svg:y="-0.377cm" svg:width="0.861cm" svg:height="0.467cm" draw:z-index="384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84507263033687" text:continue-numbering="true" text:style-name="_5f_Numérotation_20_des_20_exercices">
        <text:list-item>
          <text:list>
            <text:list-item>
              <text:p text:style-name="P129"><draw:g text:anchor-type="char" draw:z-index="177" draw:name="Shape9_2" draw:style-name="gr151"><draw:line draw:style-name="gr152" draw:text-style-name="P185" svg:x1="0.66cm" svg:y1="3.718cm" svg:x2="6.37cm" svg:y2="0.859cm"><text:p/></draw:line><draw:line draw:style-name="gr152" draw:text-style-name="P185" svg:x1="1.736cm" svg:y1="5.145cm" svg:x2="7.717cm" svg:y2="2.148cm"><text:p/></draw:line><draw:line draw:style-name="gr152" draw:text-style-name="P185" svg:x1="0.388cm" svg:y1="2.545cm" svg:x2="5.421cm" svg:y2="5.279cm"><text:p/></draw:line><draw:line draw:style-name="gr152" draw:text-style-name="P185" svg:x1="2.758cm" svg:y1="1.157cm" svg:x2="8.589cm" svg:y2="4.324cm"><text:p/></draw:line><draw:line draw:style-name="gr152" draw:text-style-name="P185" svg:x1="2.434cm" svg:y1="1.29cm" svg:x2="3.441cm" svg:y2="5.651cm"><text:p/></draw:line><draw:frame draw:style-name="gr153" draw:text-style-name="P186" svg:width="0.246cm" svg:height="0.414cm" svg:x="2.424cm" svg:y="2.316cm"><draw:text-box><text:p text:style-name="P163"><text:span text:style-name="T197">A</text:span></text:p></draw:text-box></draw:frame><draw:frame draw:style-name="gr154" draw:text-style-name="P186" svg:width="0.251cm" svg:height="0.414cm" svg:x="5.927cm" svg:y="3.052cm"><draw:text-box><text:p text:style-name="P163"><text:span text:style-name="T197">C</text:span></text:p></draw:text-box></draw:frame><draw:frame draw:style-name="gr155" draw:text-style-name="P186" svg:width="0.227cm" svg:height="0.414cm" svg:x="3.441cm" svg:y="3.734cm"><draw:text-box><text:p text:style-name="P163"><text:span text:style-name="T197">E</text:span></text:p></draw:text-box></draw:frame><draw:frame draw:style-name="gr156" draw:text-style-name="P186" svg:width="0.207cm" svg:height="0.414cm" svg:x="2.94cm" svg:y="4.554cm"><draw:text-box><text:p text:style-name="P163"><text:span text:style-name="T197">F</text:span></text:p></draw:text-box></draw:frame><draw:frame draw:style-name="gr157" draw:text-style-name="P187" svg:width="0.193cm" svg:height="0.489cm" svg:x="0.674cm" svg:y="2.125cm"><draw:text-box><text:p text:style-name="P163"><text:span text:style-name="T198">y</text:span></text:p></draw:text-box></draw:frame><draw:frame draw:style-name="gr158" draw:text-style-name="P187" svg:width="0.193cm" svg:height="0.489cm" svg:x="2.189cm" svg:y="1.199cm"><draw:text-box><text:p text:style-name="P163"><text:span text:style-name="T198">z</text:span></text:p></draw:text-box></draw:frame><draw:frame draw:style-name="gr159" draw:text-style-name="P187" svg:width="0.193cm" svg:height="0.489cm" svg:x="0.704cm" svg:y="3.637cm"><draw:text-box><text:p text:style-name="P163"><text:span text:style-name="T198">x</text:span></text:p></draw:text-box></draw:frame><draw:frame draw:style-name="gr160" draw:text-style-name="P187" svg:width="0.197cm" svg:height="0.489cm" svg:x="1.589cm" svg:y="4.669cm"><draw:text-box><text:p text:style-name="P163"><text:span text:style-name="T198">r</text:span></text:p></draw:text-box></draw:frame><draw:frame draw:style-name="gr161" draw:text-style-name="P187" svg:width="0.216cm" svg:height="0.489cm" svg:x="7.534cm" svg:y="2.198cm"><draw:text-box><text:p text:style-name="P163"><text:span text:style-name="T198">n</text:span></text:p></draw:text-box></draw:frame><draw:frame draw:style-name="gr162" draw:text-style-name="P187" svg:width="0.193cm" svg:height="0.489cm" svg:x="3.124cm" svg:y="5.443cm"><draw:text-box><text:p text:style-name="P163"><text:span text:style-name="T198">s</text:span></text:p></draw:text-box></draw:frame><draw:frame draw:style-name="gr163" draw:text-style-name="P187" svg:width="0.216cm" svg:height="0.489cm" svg:x="8.16cm" svg:y="4.129cm"><draw:text-box><text:p text:style-name="P163"><text:span text:style-name="T198">p</text:span></text:p></draw:text-box></draw:frame><draw:frame draw:style-name="gr164" draw:text-style-name="P187" svg:width="0.193cm" svg:height="0.489cm" svg:x="3.223cm" svg:y="0.945cm"><draw:text-box><text:p text:style-name="P163"><text:span text:style-name="T198">t</text:span></text:p></draw:text-box></draw:frame><draw:frame draw:style-name="gr165" draw:text-style-name="P186" svg:width="0.269cm" svg:height="0.414cm" svg:x="1.542cm" svg:y="3.297cm"><draw:text-box><text:p text:style-name="P163"><text:span text:style-name="T197">H</text:span></text:p></draw:text-box></draw:frame><draw:custom-shape draw:style-name="gr166" draw:text-style-name="P188" svg:width="1.006cm" svg:height="1.004cm" draw:transform="skewX (-0.00174532925199434) rotate (1.5397294661094) translate (1.10066666666667cm 3.70769444444444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g draw:style-name="gr167"><draw:custom-shape draw:style-name="gr168" draw:text-style-name="P189" svg:width="1.01cm" svg:height="1.011cm" draw:transform="rotate (-1.62472700068152) translate (4.73427777777778cm 1.45520833333333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69" draw:text-style-name="P190" svg:width="0.085cm" svg:height="0.085cm" svg:x="4.658cm" svg:y="1.91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167"><draw:custom-shape draw:style-name="gr170" draw:text-style-name="P189" svg:width="0.705cm" svg:height="0.701cm" draw:transform="rotate (-1.98077416808837) translate (3.58775cm 4.24568055555556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71" draw:text-style-name="P191" svg:x1="3.394cm" svg:y1="4.547cm" svg:x2="3.466cm" svg:y2="4.685cm"><text:p/></draw:line></draw:g><draw:g draw:style-name="gr167"><draw:custom-shape draw:style-name="gr172" draw:text-style-name="P189" svg:width="0.705cm" svg:height="0.706cm" draw:transform="rotate (-1.98077416808837) translate (3.18381944444444cm 2.492375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73" draw:text-style-name="P191" svg:x1="2.993cm" svg:y1="2.791cm" svg:x2="3.064cm" svg:y2="2.927cm"><text:p/></draw:line></draw:g><draw:g draw:style-name="gr167"><draw:custom-shape draw:style-name="gr174" draw:text-style-name="P189" svg:width="1.01cm" svg:height="1.011cm" draw:transform="rotate (-1.62472700068152) translate (6.62340277777778cm 2.46415277777778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75" draw:text-style-name="P190" svg:width="0.085cm" svg:height="0.085cm" svg:x="6.549cm" svg:y="2.92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176" draw:text-style-name="P188" svg:width="1.195cm" svg:height="1.193cm" draw:transform="rotate (1.5397294661094) translate (1.00188888888889cm 3.80118055555556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77" draw:text-style-name="P188" svg:width="1.191cm" svg:height="1.198cm" draw:transform="skewX (-0.00296705972839037) rotate (-1.58336269740926) translate (2.22426388888889cm 2.63877777777778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78" draw:text-style-name="P188" svg:width="1.003cm" svg:height="1.008cm" draw:transform="skewX (-0.00174532925199433) rotate (-1.58336269740926) translate (2.12548611111111cm 2.7305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79" draw:text-style-name="P188" svg:width="1.188cm" svg:height="1.2cm" draw:transform="rotate (-1.58336269740926) translate (4.09751388888889cm 3.66888888888889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80" draw:text-style-name="P188" svg:width="1.001cm" svg:height="1.004cm" draw:transform="skewX (0.00174532925199433) rotate (-1.58336269740926) translate (3.99873611111111cm 3.75884722222222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181" draw:text-style-name="P187" svg:width="0.216cm" svg:height="0.489cm" svg:x="5.42cm" svg:y="4.814cm"><draw:text-box><text:p text:style-name="P163"><text:span text:style-name="T198">q</text:span></text:p></draw:text-box></draw:frame><draw:frame draw:style-name="gr182" draw:text-style-name="P186" svg:width="0.246cm" svg:height="0.414cm" svg:x="4.115cm" svg:y="1.485cm"><draw:text-box><text:p text:style-name="P163"><text:span text:style-name="T197">B</text:span></text:p></draw:text-box></draw:frame><draw:frame draw:style-name="gr183" draw:text-style-name="P187" svg:width="0.309cm" svg:height="0.489cm" svg:x="6.256cm" svg:y="0.94cm"><draw:text-box><text:p text:style-name="P163"><text:span text:style-name="T198">m</text:span></text:p></draw:text-box></draw:frame></draw:g><text:span text:style-name="_5f_Caractères_5f_correction"><draw:frame draw:style-name="fr5" draw:name="Objet2" text:anchor-type="as-char" svg:y="-0.377cm" svg:width="0.755cm" svg:height="0.467cm" draw:z-index="385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_5f_correction"> = </text:span><text:span text:style-name="_5f_Caractères_5f_correction"><draw:frame draw:style-name="fr5" draw:name="Objet15" text:anchor-type="as-char" svg:y="-0.377cm" svg:width="0.891cm" svg:height="0.467cm" draw:z-index="38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_5f_correction"> = </text:span><text:span text:style-name="_5f_Caractères_5f_correction"><draw:frame draw:style-name="fr5" draw:name="Objet16" text:anchor-type="as-char" svg:y="-0.377cm" svg:width="0.84cm" svg:height="0.467cm" draw:z-index="38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112058529" text:style-name="_5f_Numérotation_20_des_20_exercices">
        <text:list-item>
          <text:list>
            <text:list-header>
              <text:p text:style-name="P129"><text:span text:style-name="_5f_pointillés_20_gris"/></text:p>
            </text:list-header>
          </text:list>
        </text:list-item>
      </text:list>
      <text:list text:continue-list="list84507263033687" text:style-name="_5f_Numérotation_20_des_20_exercices">
        <text:list-item>
          <text:h text:style-name="P137" text:outline-level="1"><draw:g text:anchor-type="paragraph" draw:z-index="328" draw:name="Forme1" draw:style-name="gr27"><draw:custom-shape draw:style-name="gr67" draw:text-style-name="P149" svg:width="0.953cm" svg:height="0.953cm" svg:x="3.08cm" svg:y="3.12cm"><text:p/><draw:enhanced-geometry draw:glue-point-type="segments" draw:type="mso-spt100" draw:modifiers="0.618478013000682 -61.043149321985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7" draw:text-style-name="P149" svg:width="0.953cm" svg:height="0.953cm" draw:transform="rotate (2.06018664905411) translate (5.93195833333333cm 4.25273611111111cm)"><text:p/><draw:enhanced-geometry draw:glue-point-type="segments" draw:type="mso-spt100" draw:modifiers="-2.0700306530411 -61.043149321985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7" draw:text-style-name="P149" svg:width="0.953cm" svg:height="0.953cm" draw:transform="rotate (-2.07502194769606) translate (5.48393055555556cm 1.16945833333333cm)"><text:p/><draw:enhanced-geometry draw:glue-point-type="segments" draw:type="mso-spt100" draw:modifiers="0.618478013000682 -59.756152548312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54"><draw:custom-shape draw:style-name="gr68" draw:text-style-name="P149" svg:width="1.22cm" svg:height="1.221cm" draw:transform="skewX (0.00139626340159538) rotate (-0.926944365734189) translate (4.96534722222222cm 0.499180555555556cm)"><text:p/><draw:enhanced-geometry draw:glue-point-type="segments" draw:type="mso-spt100" draw:modifiers="8.46321359807734 -61.534837857345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69" draw:text-style-name="P149" svg:x1="5.335cm" svg:y1="1.539cm" svg:x2="5.476cm" svg:y2="1.625cm"><text:p/></draw:line></draw:g><draw:g draw:style-name="gr54"><draw:custom-shape draw:style-name="gr70" draw:text-style-name="P149" svg:width="1.221cm" svg:height="1.22cm" draw:transform="rotate (1.03724917446023) translate (5.30401388888889cm 3.81176388888889cm)"><text:p/><draw:enhanced-geometry draw:glue-point-type="segments" draw:type="mso-spt100" draw:modifiers="8.46321359807734 -61.534837857345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69" draw:text-style-name="P149" svg:x1="6.117cm" svg:y1="3.069cm" svg:x2="6.142cm" svg:y2="2.906cm"><text:p/></draw:line></draw:g><draw:g draw:name="Shape10" draw:style-name="gr54"><draw:frame draw:style-name="gr71" draw:text-style-name="P146" svg:width="0.23cm" svg:height="0.458cm" svg:x="3.427cm" svg:y="3.603cm"><draw:text-box draw:corner-radius="0.229cm"><text:p text:style-name="P145"><text:span text:style-name="T188">F</text:span></text:p></draw:text-box></draw:frame><draw:g draw:style-name="gr13"><draw:frame draw:style-name="gr72" draw:text-style-name="P146" svg:width="0.249cm" svg:height="0.458cm" svg:x="4.616cm" svg:y="0.986cm"><draw:text-box><text:p text:style-name="P145"><text:span text:style-name="T188">E</text:span></text:p></draw:text-box></draw:frame><draw:frame draw:style-name="gr73" draw:text-style-name="P146" svg:width="0.274cm" svg:height="0.456cm" svg:x="6.135cm" svg:y="3.603cm"><draw:text-box><text:p text:style-name="P145"><text:span text:style-name="T188">A</text:span></text:p></draw:text-box></draw:frame><draw:frame draw:style-name="gr74" draw:text-style-name="P146" svg:width="0.338cm" svg:height="0.458cm" svg:x="8.446cm" svg:y="0.409cm"><draw:text-box><text:p text:style-name="P145"><text:span text:style-name="T188">M</text:span></text:p></draw:text-box></draw:frame><draw:line draw:style-name="gr75" draw:text-style-name="P147" svg:x1="3.547cm" svg:y1="3.602cm" svg:x2="6.137cm" svg:y2="3.602cm"><text:p/></draw:line><draw:line draw:style-name="gr76" draw:text-style-name="P147" svg:x1="4.842cm" svg:y1="1.356cm" svg:x2="3.547cm" svg:y2="3.605cm"><text:p/></draw:line><draw:line draw:style-name="gr77" draw:text-style-name="P147" svg:x1="4.84cm" svg:y1="1.356cm" svg:x2="6.134cm" svg:y2="3.605cm"><text:p/></draw:line><draw:line draw:style-name="gr78" draw:text-style-name="P147" svg:x1="4.84cm" svg:y1="1.354cm" svg:x2="8.442cm" svg:y2="0.775cm"><text:p/></draw:line><draw:line draw:style-name="gr79" draw:text-style-name="P147" svg:x1="8.441cm" svg:y1="0.774cm" svg:x2="6.134cm" svg:y2="3.603cm"><text:p/></draw:line></draw:g></draw:g></draw:g><text:span text:style-name="_5f_Caractères">Sur cette figure, </text:span></text:h>
          <text:list>
            <text:list-item>
              <text:p text:style-name="P131"><text:span text:style-name="_5f_Caractères">Code les égalités d'angles.</text:span></text:p>
            </text:list-item>
          </text:list>
        </text:list-item>
      </text:list>
      <text:section text:style-name="Sect2" text:name="Section2">
        <text:h text:style-name="_5f_Paragraphe" text:outline-level="1"><text:span text:style-name="_5f_Caractères"><draw:frame draw:style-name="fr6" draw:name="Objet14" text:anchor-type="as-char" svg:y="-0.376cm" svg:width="0.679cm" svg:height="0.459cm" draw:z-index="38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=</text:span><text:span text:style-name="_5f_Caractères"><draw:frame draw:style-name="fr6" draw:name="Objet12" text:anchor-type="as-char" svg:y="-0.376cm" svg:width="0.647cm" svg:height="0.459cm" draw:z-index="38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=</text:span><draw:frame draw:style-name="fr6" draw:name="Objet8" text:anchor-type="as-char" svg:y="-0.376cm" svg:width="0.663cm" svg:height="0.459cm" draw:z-index="390"><draw:object xlink:href="./Object 4" xlink:type="simple" xlink:show="embed" xlink:actuate="onLoad"/><draw:image xlink:href="./ObjectReplacements/Object 4" xlink:type="simple" xlink:show="embed" xlink:actuate="onLoad"/><svg:desc>formula</svg:desc></draw:frame></text:h>
        <text:h text:style-name="_5f_Paragraphe" text:outline-level="1"><text:span text:style-name="_5f_Caractères"><draw:frame draw:style-name="fr6" draw:name="Objet9" text:anchor-type="as-char" svg:y="-0.376cm" svg:width="0.766cm" svg:height="0.459cm" draw:z-index="39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=</text:span><draw:frame draw:style-name="fr6" draw:name="Objet17" text:anchor-type="as-char" svg:y="-0.376cm" svg:width="0.78cm" svg:height="0.459cm" draw:z-index="392"><draw:object xlink:href="./Object 6" xlink:type="simple" xlink:show="embed" xlink:actuate="onLoad"/><draw:image xlink:href="./ObjectReplacements/Object 6" xlink:type="simple" xlink:show="embed" xlink:actuate="onLoad"/><svg:desc>formula</svg:desc></draw:frame></text:h>
      </text:section>
      <text:list text:continue-numbering="true" text:style-name="_5f_Numérotation_20_des_20_exercices">
        <text:list-item>
          <text:list>
            <text:list-item>
              <text:p text:style-name="P131"><text:span text:style-name="_5f_Caractères">Que dire des angles </text:span><text:span text:style-name="_5f_Caractères"><draw:frame draw:style-name="fr7" draw:name="Objet10" text:anchor-type="as-char" svg:y="-0.376cm" svg:width="0.727cm" svg:height="0.48cm" draw:z-index="39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s/>et </text:span><text:span text:style-name="_5f_Caractères"><draw:frame draw:style-name="fr7" draw:name="Objet13" text:anchor-type="as-char" svg:y="-0.376cm" svg:width="0.713cm" svg:height="0.48cm" draw:z-index="39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s/>? Pourquoi ?</text:span></text:p>
            </text:list-item>
          </text:list>
        </text:list-item>
      </text:list>
      <text:h text:style-name="_5f_Paragraphe_5f_Correction" text:outline-level="1"><text:span text:style-name="_5f_Caractères_5f_correction">Ces angles ont la même mesure car ils sont formés chacun de deux angles de même mesure. </text:span></text:h>
      <text:p text:style-name="_5f_Paragraphe_5f_Réponse_5f_Pointillés_5f_Grisés"><text:span text:style-name="_5f_Caractères_5f_correction"/></text:p>
      <text:list xml:id="list84506717498575" text:continue-numbering="true" text:style-name="_5f_Numérotation_20_des_20_exercices">
        <text:list-item>
          <text:h text:style-name="P138" text:outline-level="1"><draw:g text:anchor-type="paragraph" draw:z-index="329" draw:name="Forme2" draw:style-name="gr27"><draw:g draw:style-name="gr54"><draw:g draw:name="Shape17" draw:style-name="gr54"><draw:g draw:style-name="gr13"><draw:line draw:style-name="gr57" draw:text-style-name="P148" svg:x1="5.944cm" svg:y1="4.572cm" svg:x2="5.808cm" svg:y2="4.844cm"><text:p/></draw:line><draw:line draw:style-name="gr58" draw:text-style-name="P148" svg:x1="6.013cm" svg:y1="4.776cm" svg:x2="5.741cm" svg:y2="4.64cm"><text:p/></draw:line></draw:g><draw:frame draw:style-name="gr59" draw:text-style-name="P162" svg:width="0.992cm" svg:height="0.639cm" svg:x="5.198cm" svg:y="4.2cm"><draw:text-box><text:p text:style-name="P152"><text:span text:style-name="T191">A</text:span></text:p></draw:text-box></draw:frame><draw:g draw:style-name="gr13"><draw:line draw:style-name="gr57" draw:text-style-name="P148" svg:x1="9.942cm" svg:y1="4.572cm" svg:x2="9.806cm" svg:y2="4.844cm"><text:p/></draw:line><draw:line draw:style-name="gr58" draw:text-style-name="P148" svg:x1="10.011cm" svg:y1="4.776cm" svg:x2="9.739cm" svg:y2="4.64cm"><text:p/></draw:line></draw:g><draw:frame draw:style-name="gr59" draw:text-style-name="P162" svg:width="0.994cm" svg:height="0.639cm" svg:x="9.199cm" svg:y="4.2cm"><draw:text-box><text:p text:style-name="P152"><text:span text:style-name="T191">B</text:span></text:p></draw:text-box></draw:frame></draw:g><draw:g draw:name="Shape17_0" draw:style-name="gr54"><draw:g draw:style-name="gr13"><draw:line draw:style-name="gr57" draw:text-style-name="P148" svg:x1="5.944cm" svg:y1="4.572cm" svg:x2="5.808cm" svg:y2="4.844cm"><text:p/></draw:line><draw:line draw:style-name="gr58" draw:text-style-name="P148" svg:x1="6.013cm" svg:y1="4.776cm" svg:x2="5.741cm" svg:y2="4.64cm"><text:p/></draw:line></draw:g><draw:frame draw:style-name="gr59" draw:text-style-name="P162" svg:width="0.992cm" svg:height="0.639cm" svg:x="5.198cm" svg:y="4.2cm"><draw:text-box><text:p text:style-name="P152"><text:span text:style-name="T191">A</text:span></text:p></draw:text-box></draw:frame><draw:g draw:style-name="gr13"><draw:line draw:style-name="gr57" draw:text-style-name="P148" svg:x1="9.942cm" svg:y1="4.572cm" svg:x2="9.806cm" svg:y2="4.844cm"><text:p/></draw:line><draw:line draw:style-name="gr58" draw:text-style-name="P148" svg:x1="10.011cm" svg:y1="4.776cm" svg:x2="9.739cm" svg:y2="4.64cm"><text:p/></draw:line></draw:g><draw:frame draw:style-name="gr59" draw:text-style-name="P162" svg:width="0.994cm" svg:height="0.639cm" svg:x="9.199cm" svg:y="4.2cm"><draw:text-box><text:p text:style-name="P152"><text:span text:style-name="T191">B</text:span></text:p></draw:text-box></draw:frame></draw:g><draw:frame draw:style-name="gr60" draw:text-style-name="P164" svg:width="1.431cm" svg:height="0.676cm" draw:transform="rotate (0.996059404113164) translate (6.111875cm 3.11326388888889cm)"><draw:text-box><text:p text:style-name="P163"><text:span text:style-name="T192">4 cm</text:span></text:p></draw:text-box></draw:frame><draw:frame draw:style-name="gr60" draw:text-style-name="P164" svg:width="1.431cm" svg:height="0.676cm" draw:transform="rotate (-1.06185831691335) translate (8.96584722222222cm 1.96320833333333cm)"><draw:text-box><text:p text:style-name="P163"><text:span text:style-name="T192">4 cm</text:span></text:p></draw:text-box></draw:frame><draw:frame draw:style-name="gr60" draw:text-style-name="P164" svg:width="0.888cm" svg:height="0.676cm" draw:transform="rotate (0.029845130209103) translate (7.74170833333333cm 0.626180555555556cm)"><draw:text-box><text:p text:style-name="P163"><text:span text:style-name="T192">C</text:span></text:p></draw:text-box></draw:frame><draw:frame draw:style-name="gr60" draw:text-style-name="P164" svg:width="0.888cm" svg:height="0.676cm" draw:transform="rotate (0.029845130209103) translate (7.67291666666667cm 8.19502777777778cm)"><draw:text-box><text:p text:style-name="P163"><text:span text:style-name="T192">D</text:span></text:p></draw:text-box></draw:frame><draw:line draw:style-name="gr61" draw:text-style-name="P149" svg:x1="5.895cm" svg:y1="4.683cm" svg:x2="9.866cm" svg:y2="4.726cm"><text:p/></draw:line><draw:line draw:style-name="gr61" draw:text-style-name="P149" svg:x1="7.868cm" svg:y1="8.814cm" svg:x2="7.885cm" svg:y2="0.644cm"><text:p/></draw:line><draw:custom-shape draw:style-name="gr62" draw:text-style-name="P149" svg:width="0.315cm" svg:height="0.237cm" svg:x="7.883cm" svg:y="4.463cm"><text:p/><draw:enhanced-geometry svg:viewBox="0 0 21600 21600" draw:type="rectangle" draw:enhanced-path="M 0 0 L 21600 0 21600 21600 0 21600 0 0 Z N"/></draw:custom-shape><draw:line draw:style-name="gr61" draw:text-style-name="P149" svg:x1="7.206cm" svg:y1="4.475cm" svg:x2="6.994cm" svg:y2="4.856cm"><text:p/></draw:line><draw:line draw:style-name="gr61" draw:text-style-name="P149" svg:x1="8.775cm" svg:y1="4.533cm" svg:x2="8.563cm" svg:y2="4.914cm"><text:p/></draw:line><draw:path draw:style-name="gr63" draw:text-style-name="P149" svg:width="2.107cm" svg:height="0.404cm" draw:transform="rotate (-0.339815605363296) translate (6.94418081143425cm 0.842721498436632cm)" svg:viewBox="0 0 2108 405" svg:d="M0 0c715 0 1101 61 1101 61l745 241 262 103"><text:p/></draw:path><draw:path draw:style-name="gr63" draw:text-style-name="P149" svg:width="2.107cm" svg:height="0.405cm" draw:transform="rotate (0.339815605363296) translate (6.80896879165203cm 1.54525966058807cm)" svg:viewBox="0 0 2108 406" svg:d="M2108 0c-715 0-1101 61-1101 61l-745 241-262 104"><text:p/></draw:path><draw:g draw:style-name="gr13"><draw:path draw:style-name="gr64" draw:text-style-name="P149" svg:width="2.107cm" svg:height="0.405cm" draw:transform="rotate (-2.8017770482265) translate (8.8913923194591cm 7.89218478385634cm)" svg:viewBox="0 0 2108 406" svg:d="M2108 0c-715 0-1101 61-1101 61l-745 241-262 104"><text:p/></draw:path><draw:path draw:style-name="gr64" draw:text-style-name="P149" svg:width="2.107cm" svg:height="0.405cm" draw:transform="rotate (2.8017770482265) translate (8.80918041342132cm 8.59372262438892cm)" svg:viewBox="0 0 2108 406" svg:d="M0 0c715 0 1101 61 1101 61l745 241 262 104"><text:p/></draw:path></draw:g><draw:g draw:style-name="gr13"><draw:line draw:style-name="gr65" draw:text-style-name="P149" svg:x1="7.909cm" svg:y1="1.213cm" svg:x2="5.885cm" svg:y2="4.705cm"><text:p/></draw:line><draw:line draw:style-name="gr65" draw:text-style-name="P149" svg:x1="7.909cm" svg:y1="1.213cm" svg:x2="9.867cm" svg:y2="4.705cm"><text:p/></draw:line></draw:g><draw:g draw:style-name="gr13"><draw:line draw:style-name="gr65" draw:text-style-name="P149" svg:x1="7.896cm" svg:y1="8.212cm" svg:x2="5.872cm" svg:y2="4.72cm"><text:p/></draw:line><draw:line draw:style-name="gr65" draw:text-style-name="P149" svg:x1="7.896cm" svg:y1="8.212cm" svg:x2="9.854cm" svg:y2="4.72cm"><text:p/></draw:line></draw:g><draw:frame draw:style-name="gr60" draw:text-style-name="P164" svg:width="1.431cm" svg:height="0.676cm" draw:transform="rotate (1.07355202290171) translate (8.69773611111111cm 6.55461111111111cm)"><draw:text-box><text:p text:style-name="P163"><text:span text:style-name="T192">4 cm</text:span></text:p></draw:text-box></draw:frame><draw:frame draw:style-name="gr60" draw:text-style-name="P164" svg:width="1.431cm" svg:height="0.676cm" draw:transform="rotate (-1.0454522219446) translate (6.238875cm 5.18583333333333cm)"><draw:text-box><text:p text:style-name="P163"><text:span text:style-name="T192">4 cm</text:span></text:p></draw:text-box></draw:frame></draw:g><draw:g draw:style-name="gr13"><draw:line draw:style-name="gr66" draw:text-style-name="P149" svg:x1="7.694cm" svg:y1="2.882cm" svg:x2="8.099cm" svg:y2="3.234cm"><text:p/></draw:line><draw:line draw:style-name="gr66" draw:text-style-name="P149" svg:x1="7.694cm" svg:y1="3.285cm" svg:x2="8.099cm" svg:y2="2.862cm"><text:p/></draw:line></draw:g><draw:g draw:style-name="gr13"><draw:line draw:style-name="gr66" draw:text-style-name="P149" svg:x1="7.659cm" svg:y1="5.756cm" svg:x2="8.064cm" svg:y2="6.108cm"><text:p/></draw:line><draw:line draw:style-name="gr66" draw:text-style-name="P149" svg:x1="7.659cm" svg:y1="6.161cm" svg:x2="8.064cm" svg:y2="5.738cm"><text:p/></draw:line></draw:g></draw:g><text:span text:style-name="_5f_Caractères">Sur la figure suivante :</text:span></text:h>
          <text:list>
            <text:list-item>
              <text:p text:style-name="P131"><text:span text:style-name="_5f_Caractères">Construis un point C, à 4 cm de A et B.</text:span></text:p>
            </text:list-item>
            <text:list-item>
              <text:p text:style-name="P131"><text:span text:style-name="_5f_Caractères">Construis un point D, distinct de C, à 4 cm de A et B.</text:span></text:p>
            </text:list-item>
            <text:list-item>
              <text:p text:style-name="P131"><text:span text:style-name="_5f_Caractères">Trace la droite (CD).</text:span></text:p>
            </text:list-item>
            <text:list-item>
              <text:p text:style-name="P129"><text:span text:style-name="_5f_Caractères">Comment s’appelle cette droite ? </text:span><text:span text:style-name="_5f_Caractères_5f_correction">C’est la médiatrice de [AB]</text:span><text:span text:style-name="_5f_Caractères">.</text:span></text:p>
            </text:list-item>
            <text:list-item>
              <text:p text:style-name="P129"><text:span text:style-name="_5f_Caractères">Code les distances égales et les angles droits.</text:span></text:p>
            </text:list-item>
            <text:list-item>
              <text:p text:style-name="P129"><text:span text:style-name="_5f_Caractères">Comment s’appelle le quadrilatère ACBD ? </text:span><text:span text:style-name="_5f_Caractères_5f_correction">ABCD est un losange</text:span><text:span text:style-name="_5f_Caractères">.</text:span></text:p>
            </text:list-item>
          </text:list>
        </text:list-item>
        <text:list-item>
          <text:h text:style-name="P137" text:outline-level="1"><text:span text:style-name="_5f_Caractères">Voici trois quadrilatères :</text:span></text:h>
        </text:list-item>
      </text:list>
      <text:section text:style-name="Sect3" text:name="Section4">
        <text:list text:continue-list="list1112058529" text:style-name="_5f_Numérotation_20_des_20_exercices">
          <text:list-item>
            <text:list>
              <text:list-item text:start-value="1">
                <text:p text:style-name="P131"><draw:g text:anchor-type="paragraph" draw:z-index="330" draw:name="Forme3" draw:style-name="gr21"><draw:custom-shape draw:style-name="gr50" draw:text-style-name="P159" svg:width="0.791cm" svg:height="0.791cm" svg:x="-0.293cm" svg:y="3.616cm"><text:p/><draw:enhanced-geometry draw:glue-point-type="segments" draw:type="mso-spt100" draw:modifiers="-24.1053061668159 -69.92524474872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1" draw:text-style-name="P159" svg:width="0.789cm" svg:height="0.789cm" draw:transform="skewX (0.00226892802759262) rotate (-3.10127554786873) translate (3.22086111111111cm 1.40758333333333cm)"><text:p/><draw:enhanced-geometry draw:glue-point-type="segments" draw:type="mso-spt100" draw:modifiers="-24.1053061668159 -69.92524474872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2" draw:text-style-name="P160" svg:width="0.791cm" svg:height="0.793cm" svg:x="0.412cm" svg:y="1.527cm"><text:p/><draw:enhanced-geometry draw:glue-point-type="segments" draw:type="mso-spt100" draw:modifiers="107.904447506248 -22.39028128516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3" draw:text-style-name="P160" svg:width="0.793cm" svg:height="0.793cm" draw:transform="skewX (-0.00226892802759263) rotate (-3.14159265358979) translate (2.50472222222222cm 3.52072222222222cm)"><text:p/><draw:enhanced-geometry draw:glue-point-type="segments" draw:type="mso-spt100" draw:modifiers="107.904447506248 -22.39028128516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Shape12" draw:style-name="gr54"><draw:custom-shape draw:style-name="gr55" draw:text-style-name="P161" svg:width="4.077cm" svg:height="1.766cm" draw:transform="rotate (0.832522053201295) translate (-0.562680555555556cm 3.43958333333333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56" draw:text-style-name="P161" svg:x1="0.781cm" svg:y1="1.944cm" svg:x2="2.104cm" svg:y2="3.126cm"><text:p/></draw:line></draw:g><draw:line draw:style-name="gr40" draw:text-style-name="P149" svg:x1="1.069cm" svg:y1="3.419cm" svg:x2="1.228cm" svg:y2="3.736cm"><text:p/></draw:line><draw:line draw:style-name="gr40" draw:text-style-name="P149" svg:x1="1.589cm" svg:y1="1.398cm" svg:x2="1.748cm" svg:y2="1.715cm"><text:p/></draw:line><draw:line draw:style-name="gr40" draw:text-style-name="P149" svg:x1="0.244cm" svg:y1="2.974cm" svg:x2="0.646cm" svg:y2="3.016cm"><text:p/></draw:line><draw:line draw:style-name="gr40" draw:text-style-name="P149" svg:x1="2.316cm" svg:y1="2.032cm" svg:x2="2.718cm" svg:y2="2.074cm"><text:p/></draw:line></draw:g><text:span text:style-name="_5f_Caractères">Losange</text:span></text:p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p text:style-name="P131"><text:span text:style-name="_5f_Caractères">Rectangle</text:span></text:p>
              </text:list-item>
            </text:list>
          </text:list-item>
        </text:list>
        <text:h text:style-name="_5f_Paragraphe" text:outline-level="1"><draw:g text:anchor-type="paragraph" draw:z-index="331" draw:name="Forme4" draw:style-name="gr21"><draw:line draw:style-name="gr40" draw:text-style-name="P149" svg:x1="1.354cm" svg:y1="3.494cm" svg:x2="1.513cm" svg:y2="3.811cm"><text:p/></draw:line><draw:line draw:style-name="gr40" draw:text-style-name="P149" svg:x1="1.173cm" svg:y1="0.12cm" svg:x2="1.332cm" svg:y2="0.437cm"><text:p/></draw:line><draw:line draw:style-name="gr40" draw:text-style-name="P149" svg:x1="0.224cm" svg:y1="1.903cm" svg:x2="0.626cm" svg:y2="1.945cm"><text:p/></draw:line><draw:line draw:style-name="gr40" draw:text-style-name="P149" svg:x1="2.249cm" svg:y1="1.964cm" svg:x2="2.651cm" svg:y2="2.006cm"><text:p/></draw:line><draw:custom-shape draw:style-name="gr24" draw:text-style-name="P149" svg:width="0.288cm" svg:height="0.257cm" svg:x="0.425cm" svg:y="0.252cm"><text:p/><draw:enhanced-geometry svg:viewBox="0 0 21600 21600" draw:type="rectangle" draw:enhanced-path="M 0 0 L 21600 0 21600 21600 0 21600 0 0 Z N"/></draw:custom-shape><draw:custom-shape draw:style-name="gr24" draw:text-style-name="P149" svg:width="0.288cm" svg:height="0.258cm" svg:x="2.128cm" svg:y="0.256cm"><text:p/><draw:enhanced-geometry svg:viewBox="0 0 21600 21600" draw:type="rectangle" draw:enhanced-path="M 0 0 L 21600 0 21600 21600 0 21600 0 0 Z N"/></draw:custom-shape><draw:custom-shape draw:style-name="gr24" draw:text-style-name="P149" svg:width="0.288cm" svg:height="0.258cm" svg:x="0.424cm" svg:y="3.373cm"><text:p/><draw:enhanced-geometry svg:viewBox="0 0 21600 21600" draw:type="rectangle" draw:enhanced-path="M 0 0 L 21600 0 21600 21600 0 21600 0 0 Z N"/></draw:custom-shape><draw:custom-shape draw:style-name="gr24" draw:text-style-name="P149" svg:width="0.288cm" svg:height="0.258cm" svg:x="2.145cm" svg:y="3.373cm"><text:p/><draw:enhanced-geometry svg:viewBox="0 0 21600 21600" draw:type="rectangle" draw:enhanced-path="M 0 0 L 21600 0 21600 21600 0 21600 0 0 Z N"/></draw:custom-shape><draw:custom-shape draw:name="Shape13" draw:style-name="gr49" draw:text-style-name="P144" svg:width="2.013cm" svg:height="3.394cm" svg:x="0.415cm" svg:y="0.243cm"><text:p/><draw:enhanced-geometry svg:viewBox="0 0 21600 21600" draw:mirror-horizontal="false" draw:mirror-vertical="false" draw:type="rectangle" draw:enhanced-path="M 0 0 L 21600 0 21600 21600 0 21600 0 0 Z N"/></draw:custom-shape><draw:line draw:style-name="gr40" draw:text-style-name="P149" svg:x1="0.212cm" svg:y1="1.795cm" svg:x2="0.614cm" svg:y2="1.837cm"><text:p/></draw:line><draw:line draw:style-name="gr40" draw:text-style-name="P149" svg:x1="2.233cm" svg:y1="2.07cm" svg:x2="2.635cm" svg:y2="2.112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84506989019025" text:continue-numbering="true" text:style-name="_5f_Numérotation_20_des_20_exercices">
          <text:list-item>
            <text:list>
              <text:list-item>
                <text:p text:style-name="P131"><text:span text:style-name="_5f_Caractères">Carré</text:span></text:p>
              </text:list-item>
            </text:list>
          </text:list-item>
        </text:list>
        <text:h text:style-name="_5f_Paragraphe" text:outline-level="1"><draw:g text:anchor-type="paragraph" draw:z-index="332" draw:name="Forme5" draw:style-name="gr21"><draw:custom-shape draw:style-name="gr24" draw:text-style-name="P149" svg:width="0.288cm" svg:height="0.258cm" draw:transform="skewX (-0.0068067840827779) rotate (0.16615534478986) translate (0.00176388888888889cm 0.629708333333333cm)"><text:p/><draw:enhanced-geometry svg:viewBox="0 0 21600 21600" draw:type="rectangle" draw:enhanced-path="M 0 0 L 21600 0 21600 21600 0 21600 0 0 Z N"/></draw:custom-shape><draw:custom-shape draw:style-name="gr24" draw:text-style-name="P149" svg:width="0.288cm" svg:height="0.258cm" draw:transform="rotate (0.16615534478986) translate (1.56986111111111cm 0.354541666666667cm)"><text:p/><draw:enhanced-geometry svg:viewBox="0 0 21600 21600" draw:type="rectangle" draw:enhanced-path="M 0 0 L 21600 0 21600 21600 0 21600 0 0 Z N"/></draw:custom-shape><draw:custom-shape draw:style-name="gr24" draw:text-style-name="P149" svg:width="0.288cm" svg:height="0.257cm" draw:transform="rotate (0.17226399717184) translate (0.276930555555556cm 2.22602777777778cm)"><text:p/><draw:enhanced-geometry svg:viewBox="0 0 21600 21600" draw:type="rectangle" draw:enhanced-path="M 0 0 L 21600 0 21600 21600 0 21600 0 0 Z N"/></draw:custom-shape><draw:custom-shape draw:style-name="gr24" draw:text-style-name="P149" svg:width="0.288cm" svg:height="0.257cm" draw:transform="skewX (0.0069813170079773) rotate (0.17226399717184) translate (1.86090277777778cm 1.95438888888889cm)"><text:p/><draw:enhanced-geometry svg:viewBox="0 0 21600 21600" draw:type="rectangle" draw:enhanced-path="M 0 0 L 21600 0 21600 21600 0 21600 0 0 Z N"/></draw:custom-shape><draw:custom-shape draw:name="Shape14" draw:style-name="gr48" draw:text-style-name="P158" svg:width="1.881cm" svg:height="1.883cm" draw:transform="rotate (0.17540558982543) translate (0.00176388888888889cm 0.629708333333333cm)"><text:p/><draw:enhanced-geometry svg:viewBox="0 0 21600 21600" draw:type="rectangle" draw:enhanced-path="M 0 0 L 21600 0 21600 21600 0 21600 0 0 Z N"/></draw:custom-shape><draw:line draw:style-name="gr40" draw:text-style-name="P149" svg:x1="0.831cm" svg:y1="0.302cm" svg:x2="0.99cm" svg:y2="0.619cm"><text:p/></draw:line><draw:line draw:style-name="gr40" draw:text-style-name="P149" svg:x1="1.223cm" svg:y1="2.153cm" svg:x2="1.382cm" svg:y2="2.47cm"><text:p/></draw:line><draw:line draw:style-name="gr40" draw:text-style-name="P149" svg:x1="0.382cm" svg:y1="1.495cm" svg:x2="-0.001cm" svg:y2="1.741cm"><text:p/></draw:line><draw:line draw:style-name="gr40" draw:text-style-name="P149" svg:x1="2.17cm" svg:y1="1.113cm" svg:x2="1.787cm" svg:y2="1.359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h text:style-name="_5f_Paragraphe" text:outline-level="1"><text:span text:style-name="_5f_Caractères">Code chacune de ces figures en faisant apparaître les longueurs égales et des angles droits. Sur la figure a., fais aussi apparaître deux paires d’angles égaux.</text:span></text:h>
      <text:h text:style-name="_5f_Paragraphe" text:outline-level="1"><text:span text:style-name="_5f_Caractères"/></text:h>
      <text:list text:continue-list="list84506717498575" text:style-name="_5f_Numérotation_20_des_20_exercices">
        <text:list-item>
          <text:h text:style-name="P132" text:outline-level="1"><text:span text:style-name="_5f_Caractères_5f_gras">Figures complexes</text:span></text:h>
        </text:list-item>
      </text:list>
      <text:h text:style-name="_5f_Paragraphe" text:outline-level="1"><text:span text:style-name="_5f_Caractères">En t'aidant des informations suivantes, code la figure ci-dessous :</text:span></text:h>
      <text:list text:continue-numbering="true" text:style-name="_5f_Numérotation_20_des_20_exercices">
        <text:list-item>
          <text:list>
            <text:list-item>
              <text:p text:style-name="P131"><text:span text:style-name="_5f_Caractères">AEM et MSD sont des triangles rectangles ;</text:span></text:p>
            </text:list-item>
            <text:list-item>
              <text:p text:style-name="P131"><text:span text:style-name="_5f_Caractères">EMD est un triangle équilatéral ;</text:span></text:p>
            </text:list-item>
            <text:list-item>
              <text:p text:style-name="P131"><text:span text:style-name="_5f_Caractères">ETD et MDS sont des triangles isocèles.</text:span></text:p>
            </text:list-item>
          </text:list>
        </text:list-item>
      </text:list>
      <text:h text:style-name="_5f_Paragraphe" text:outline-level="1"><draw:g text:anchor-type="paragraph" draw:z-index="333" draw:name="Forme6" draw:style-name="gr21"><draw:line draw:style-name="gr40" draw:text-style-name="P149" svg:x1="3.501cm" svg:y1="1.674cm" svg:x2="3.71cm" svg:y2="1.932cm"><text:p/></draw:line><draw:custom-shape draw:style-name="gr24" draw:text-style-name="P149" svg:width="0.288cm" svg:height="0.257cm" svg:x="2.9cm" svg:y="0.784cm"><text:p/><draw:enhanced-geometry svg:viewBox="0 0 21600 21600" draw:type="rectangle" draw:enhanced-path="M 0 0 L 21600 0 21600 21600 0 21600 0 0 Z N"/></draw:custom-shape><draw:custom-shape draw:style-name="gr24" draw:text-style-name="P149" svg:width="0.288cm" svg:height="0.258cm" draw:transform="skewX (-0.00680678408277781) rotate (0.789761486527434) translate (3.98286111111111cm 4.06752777777778cm)"><text:p/><draw:enhanced-geometry svg:viewBox="0 0 21600 21600" draw:type="rectangle" draw:enhanced-path="M 0 0 L 21600 0 21600 21600 0 21600 0 0 Z N"/></draw:custom-shape><draw:g draw:name="Shape9_3" draw:style-name="gr13"><draw:line draw:style-name="gr41" draw:text-style-name="P155" svg:x1="2.895cm" svg:y1="2.976cm" svg:x2="5.432cm" svg:y2="2.976cm"><text:p/></draw:line><draw:line draw:style-name="gr41" draw:text-style-name="P155" svg:x1="2.895cm" svg:y1="2.974cm" svg:x2="4.164cm" svg:y2="0.776cm"><text:p/></draw:line><draw:line draw:style-name="gr41" draw:text-style-name="P155" svg:x1="4.165cm" svg:y1="0.776cm" svg:x2="5.434cm" svg:y2="2.974cm"><text:p/></draw:line><draw:line draw:style-name="gr41" draw:text-style-name="P155" svg:x1="4.165cm" svg:y1="0.78cm" svg:x2="6.362cm" svg:y2="2.049cm"><text:p/></draw:line><draw:line draw:style-name="gr41" draw:text-style-name="P155" svg:x1="5.435cm" svg:y1="2.975cm" svg:x2="6.362cm" svg:y2="2.046cm"><text:p/></draw:line><draw:line draw:style-name="gr41" draw:text-style-name="P155" svg:x1="2.895cm" svg:y1="2.976cm" svg:x2="4.164cm" svg:y2="4.246cm"><text:p/></draw:line><draw:line draw:style-name="gr41" draw:text-style-name="P155" svg:x1="5.434cm" svg:y1="2.976cm" svg:x2="4.165cm" svg:y2="4.246cm"><text:p/></draw:line><draw:line draw:style-name="gr41" draw:text-style-name="P155" svg:x1="2.895cm" svg:y1="2.976cm" svg:x2="2.895cm" svg:y2="0.78cm"><text:p/></draw:line><draw:line draw:style-name="gr41" draw:text-style-name="P155" svg:x1="2.895cm" svg:y1="0.78cm" svg:x2="4.164cm" svg:y2="0.78cm"><text:p/></draw:line><draw:frame draw:style-name="gr42" draw:text-style-name="P156" svg:width="0.736cm" svg:height="0.676cm" svg:x="3.932cm" svg:y="0.302cm"><draw:text-box><text:p text:style-name="P152"><text:span text:style-name="T190">E</text:span></text:p></draw:text-box></draw:frame><draw:frame draw:style-name="gr43" draw:text-style-name="P156" svg:width="0.72cm" svg:height="0.676cm" svg:x="6.234cm" svg:y="1.817cm"><draw:text-box><text:p text:style-name="P152"><text:span text:style-name="T190">T</text:span></text:p></draw:text-box></draw:frame><draw:frame draw:style-name="gr44" draw:text-style-name="P156" svg:width="0.779cm" svg:height="0.676cm" svg:x="5.2cm" svg:y="2.851cm"><draw:text-box><text:p text:style-name="P152"><text:span text:style-name="T190">D</text:span></text:p></draw:text-box></draw:frame><draw:frame draw:style-name="gr42" draw:text-style-name="P156" svg:width="0.736cm" svg:height="0.676cm" svg:x="3.97cm" svg:y="4.14cm"><draw:text-box><text:p text:style-name="P152"><text:span text:style-name="T190">S</text:span></text:p></draw:text-box></draw:frame><draw:frame draw:style-name="gr45" draw:text-style-name="P156" svg:width="0.361cm" svg:height="0.675cm" svg:x="2.475cm" svg:y="2.831cm"><draw:text-box><text:p text:style-name="P152"><text:span text:style-name="T190">M</text:span></text:p></draw:text-box></draw:frame><draw:frame draw:style-name="gr46" draw:text-style-name="P156" svg:width="0.757cm" svg:height="0.675cm" svg:x="2.353cm" svg:y="0.395cm"><draw:text-box><text:p text:style-name="P152"><text:span text:style-name="T190">A</text:span></text:p></draw:text-box></draw:frame></draw:g><draw:line draw:style-name="gr40" draw:text-style-name="P149" svg:x1="4.898cm" svg:y1="1.736cm" svg:x2="4.689cm" svg:y2="1.994cm"><text:p/></draw:line><draw:line draw:style-name="gr40" draw:text-style-name="P149" svg:x1="4.174cm" svg:y1="2.804cm" svg:x2="4.179cm" svg:y2="3.117cm"><text:p/></draw:line><draw:line draw:style-name="gr40" draw:text-style-name="P149" svg:x1="5.327cm" svg:y1="1.27cm" svg:x2="5.118cm" svg:y2="1.528cm"><text:p/></draw:line><draw:custom-shape draw:style-name="gr47" draw:text-style-name="P157" svg:width="0.137cm" svg:height="0.135cm" svg:x="3.466cm" svg:y="3.5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157" svg:width="0.135cm" svg:height="0.137cm" svg:x="4.761cm" svg:y="3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text:continue-numbering="true" text:style-name="_5f_Numérotation_20_des_20_exercices">
        <text:list-item>
          <text:h text:style-name="P137" text:outline-level="1"><text:span text:style-name="_5f_Caractères">Pour chaque cas, code la figure à partir des informations de l’énoncé puis donne la nature du triangle en justifiant la réponse.</text:span></text:h>
        </text:list-item>
      </text:list>
      <text:h text:style-name="_5f_Paragraphe" text:outline-level="1"><text:span text:style-name="_5f_Caractères">ABC est tel que : </text:span><text:span text:style-name="_5f_Caractères"><draw:frame draw:style-name="fr6" draw:name="Objet11" text:anchor-type="as-char" svg:y="-0.381cm" svg:width="0.72cm" svg:height="0.464cm" draw:z-index="39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= 40° et </text:span><text:span text:style-name="_5f_Caractères"><draw:frame draw:style-name="fr6" draw:name="Object1" text:anchor-type="as-char" svg:y="-0.358cm" svg:width="0.728cm" svg:height="0.434cm" draw:z-index="39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= 40°.</text:span></text:h>
      <text:h text:style-name="_5f_Paragraphe" text:outline-level="1"><draw:g text:anchor-type="paragraph" draw:z-index="334" draw:name="Forme7" draw:style-name="gr27"><draw:custom-shape draw:style-name="gr35" draw:text-style-name="P154" svg:width="0.793cm" svg:height="0.793cm" draw:transform="skewX (-0.00226892802759263) rotate (1.95459422930845) translate (5.21229166666667cm 1.83268055555556cm)"><text:p/><draw:enhanced-geometry draw:glue-point-type="segments" draw:type="mso-spt100" draw:modifiers="-27.1463863748724 -69.92524474872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6" draw:text-style-name="P154" svg:width="0.791cm" svg:height="0.789cm" draw:transform="rotate (-0.4925319149128) translate (3.063875cm 0.786694444444445cm)"><text:p/><draw:enhanced-geometry draw:glue-point-type="segments" draw:type="mso-spt100" draw:modifiers="-27.1463863748724 -69.92524474872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Shape11_0" draw:style-name="gr13"><draw:line draw:style-name="gr37" draw:text-style-name="P151" svg:x1="3.206cm" svg:y1="1.328cm" svg:x2="5.456cm" svg:y2="1.328cm"><text:p/></draw:line><draw:line draw:style-name="gr37" draw:text-style-name="P151" svg:x1="3.206cm" svg:y1="1.326cm" svg:x2="4.332cm" svg:y2="0.382cm"><text:p/></draw:line><draw:line draw:style-name="gr37" draw:text-style-name="P151" svg:x1="4.335cm" svg:y1="0.386cm" svg:x2="5.459cm" svg:y2="1.328cm"><text:p/></draw:line><draw:frame draw:style-name="gr38" draw:text-style-name="P153" svg:width="0.257cm" svg:height="0.426cm" svg:x="2.921cm" svg:y="1.126cm"><draw:text-box><text:p text:style-name="P152"><text:span text:style-name="T189">A</text:span></text:p></draw:text-box></draw:frame><draw:frame draw:style-name="gr38" draw:text-style-name="P153" svg:width="0.257cm" svg:height="0.426cm" svg:x="5.507cm" svg:y="1.138cm"><draw:text-box><text:p text:style-name="P152"><text:span text:style-name="T189">B</text:span></text:p></draw:text-box></draw:frame><draw:frame draw:style-name="gr39" draw:text-style-name="P153" svg:width="0.258cm" svg:height="0.426cm" svg:x="4.195cm" svg:y="-0.051cm"><draw:text-box><text:p text:style-name="P152"><text:span text:style-name="T189">C</text:span></text:p></draw:text-box></draw:fram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><text:span text:style-name="_5f_Caractères">ABC est un triangle </text:span><text:span text:style-name="_5f_Caractères_5f_correction">isocèle</text:span><text:span text:style-name="_5f_Caractères"> car</text:span><text:span text:style-name="_5f_Caractères_5f_correction"> il <text:s/>a deux angles de même mesure </text:span><text:span text:style-name="_5f_Caractères_5f_correction"><draw:frame draw:style-name="fr5" draw:name="Objet18" text:anchor-type="as-char" svg:y="-0.381cm" svg:width="0.848cm" svg:height="0.464cm" draw:z-index="39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_5f_correction"><text:s/>et </text:span><text:span text:style-name="_5f_Caractères_5f_correction"><draw:frame draw:style-name="fr5" draw:name="Objet19" text:anchor-type="as-char" svg:y="-0.381cm" svg:width="0.734cm" svg:height="0.464cm" draw:z-index="39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_5f_Caractères">.</text:span></text:h>
      <text:list text:continue-numbering="true" text:style-name="_5f_Numérotation_20_des_20_exercices">
        <text:list-item>
          <text:h text:style-name="P137" text:outline-level="1"><draw:g text:anchor-type="paragraph" draw:z-index="335" draw:name="Forme8" draw:style-name="gr27"><draw:custom-shape draw:style-name="gr28" draw:text-style-name="P150" svg:width="0.793cm" svg:height="0.793cm" draw:transform="rotate (-0.494626310015193) translate (6.65868055555556cm 1.47813888888889cm)"><text:p/><draw:enhanced-geometry draw:glue-point-type="segments" draw:type="mso-spt100" draw:modifiers="-27.1463863748724 -87.33080073993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9" draw:text-style-name="P150" svg:width="0.793cm" svg:height="0.791cm" draw:transform="rotate (1.62647232993352) translate (8.02745833333333cm 2.43240277777778cm)"><text:p/><draw:enhanced-geometry draw:glue-point-type="segments" draw:type="mso-spt100" draw:modifiers="-27.1463863748724 -87.33080073993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0" draw:text-style-name="P150" svg:width="0.791cm" svg:height="0.793cm" draw:transform="skewX (-0.00226892802759262) rotate (-2.59006860995959) translate (8.15798611111111cm 0.763763888888889cm)"><text:p/><draw:enhanced-geometry draw:glue-point-type="segments" draw:type="mso-spt100" draw:modifiers="-27.1463863748724 -87.33080073993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Shape12_0" draw:style-name="gr13"><draw:line draw:style-name="gr31" draw:text-style-name="P151" svg:x1="6.809cm" svg:y1="2.021cm" svg:x2="8.42cm" svg:y2="2.021cm"><text:p/></draw:line><draw:line draw:style-name="gr31" draw:text-style-name="P151" svg:x1="6.809cm" svg:y1="2.021cm" svg:x2="7.614cm" svg:y2="0.624cm"><text:p/></draw:line><draw:line draw:style-name="gr31" draw:text-style-name="P151" svg:x1="7.62cm" svg:y1="0.638cm" svg:x2="8.42cm" svg:y2="2.023cm"><text:p/></draw:line><draw:frame draw:style-name="gr32" draw:text-style-name="P153" svg:width="0.216cm" svg:height="0.426cm" svg:x="6.551cm" svg:y="1.924cm"><draw:text-box><text:p text:style-name="P152"><text:span text:style-name="T189">F</text:span></text:p></draw:text-box></draw:frame><draw:frame draw:style-name="gr33" draw:text-style-name="P153" svg:width="0.278cm" svg:height="0.426cm" svg:x="8.476cm" svg:y="1.924cm"><draw:text-box><text:p text:style-name="P152"><text:span text:style-name="T189">D</text:span></text:p></draw:text-box></draw:frame><draw:frame draw:style-name="gr34" draw:text-style-name="P153" svg:width="0.235cm" svg:height="0.426cm" svg:x="7.505cm" svg:y="0.208cm"><draw:text-box><text:p text:style-name="P152"><text:span text:style-name="T189">E</text:span></text:p></draw:text-box></draw:frame></draw:g></draw:g><text:span text:style-name="_5f_Caractères">Code la figure à partir des informations de l’énoncé puis donne la nature du triangle en justifiant la réponse.</text:span></text:h>
          <text:h text:style-name="P137" text:outline-level="1"><text:span text:style-name="_5f_Caractères">DEF est tel que l’ angle </text:span><text:span text:style-name="_5f_Caractères"><draw:frame draw:style-name="fr6" draw:name="Objet5" text:anchor-type="as-char" svg:y="-0.376cm" svg:width="0.693cm" svg:height="0.459cm" draw:z-index="39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<text:s text:c="2"/>mesure 60° et <text:line-break/></text:span><text:span text:style-name="_5f_Caractères"><draw:frame draw:style-name="fr6" draw:name="Objet6" text:anchor-type="as-char" svg:y="-0.376cm" svg:width="0.693cm" svg:height="0.459cm" draw:z-index="40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=</text:span><draw:frame draw:style-name="fr6" draw:name="Objet7" text:anchor-type="as-char" svg:y="-0.376cm" svg:width="0.806cm" svg:height="0.459cm" draw:z-index="401"><draw:object xlink:href="./Object 14" xlink:type="simple" xlink:show="embed" xlink:actuate="onLoad"/><draw:image xlink:href="./ObjectReplacements/Object 14" xlink:type="simple" xlink:show="embed" xlink:actuate="onLoad"/><svg:desc>formula</svg:desc></draw:frame></text:h>
        </text:list-item>
      </text:list>
      <text:h text:style-name="_5f_Paragraphe" text:outline-level="1"><text:span text:style-name="_5f_Caractères">DEF est un triangle </text:span><text:span text:style-name="_5f_Caractères_5f_correction">équilatéral</text:span></text:h>
      <text:h text:style-name="_5f_Paragraphe_5f_Correction" text:outline-level="1"><text:span text:style-name="_5f_Caractères"><text:span text:style-name="T184">car</text:span></text:span><text:span text:style-name="_5f_Caractères_5f_correction"> il possède deux angles de 60° donc le troisième angle mesure aussi 60° </text:span><text:span text:style-name="_5f_Caractères_5f_correction"><text:span text:style-name="T183">afin</text:span></text:span><text:span text:style-name="_5f_Caractères_5f_correction"> que la somme des trois angles soit égale à 180°.</text:span></text:h>
      <text:h text:style-name="_5f_Paragraphe_5f_Correction" text:outline-level="1"><text:span text:style-name="_5f_Caractères_5f_correction"/></text:h>
      <text:list text:continue-numbering="true" text:style-name="_5f_Numérotation_20_des_20_exercices">
        <text:list-item>
          <text:h text:style-name="P138" text:outline-level="1"><text:span text:style-name="_5f_Caractères">Classe les triangles suivants dans le tableau.</text:span></text:h>
          <text:h text:style-name="P137" text:outline-level="1"><draw:g text:anchor-type="paragraph" draw:z-index="326" draw:name="Shape8_3" draw:style-name="gr21"><draw:g draw:style-name="gr13"><draw:line draw:style-name="gr90" draw:text-style-name="P168" svg:x1="0.106cm" svg:y1="1.473cm" svg:x2="1.584cm" svg:y2="1.473cm"><text:p/></draw:line><draw:line draw:style-name="gr91" draw:text-style-name="P168" svg:x1="0.845cm" svg:y1="-0.007cm" svg:x2="0.106cm" svg:y2="1.473cm"><text:p/></draw:line><draw:line draw:style-name="gr92" draw:text-style-name="P168" svg:x1="0.845cm" svg:y1="-0.007cm" svg:x2="1.584cm" svg:y2="1.473cm"><text:p/></draw:line><draw:ellipse draw:style-name="gr93" draw:text-style-name="P169" svg:width="0.149cm" svg:height="0.151cm" svg:x="1.139cm" svg:y="0.683cm"><text:p/></draw:ellipse><draw:ellipse draw:style-name="gr94" draw:text-style-name="P169" svg:width="0.151cm" svg:height="0.149cm" svg:x="0.405cm" svg:y="0.664cm"><text:p/></draw:ellipse><draw:frame draw:style-name="gr95" draw:text-style-name="P170" svg:width="0.75cm" svg:height="0.664cm" svg:x="0.698cm" svg:y="0.776cm"><draw:text-box><text:p text:style-name="P163"><text:span text:style-name="T194">1</text:span></text:p></draw:text-box></draw:frame></draw:g><draw:line draw:style-name="gr96" draw:text-style-name="P168" svg:x1="2.576cm" svg:y1="1.472cm" svg:x2="2.916cm" svg:y2="0.666cm"><text:p/></draw:line><draw:line draw:style-name="gr97" draw:text-style-name="P168" svg:x1="1.585cm" svg:y1="0.09cm" svg:x2="2.917cm" svg:y2="0.669cm"><text:p/></draw:line><draw:line draw:style-name="gr98" draw:text-style-name="P168" svg:x1="2.576cm" svg:y1="1.475cm" svg:x2="1.585cm" svg:y2="0.09cm"><text:p/></draw:line><draw:rect draw:style-name="gr99" draw:text-style-name="P169" svg:width="0.179cm" svg:height="0.175cm" draw:transform="rotate (2.74453024876108) translate (2.84691666666667cm 0.827263888888889cm)"><text:p/></draw:rect><draw:frame draw:style-name="gr95" draw:text-style-name="P170" svg:width="0.75cm" svg:height="0.664cm" svg:x="2.127cm" svg:y="0.505cm"><draw:text-box><text:p text:style-name="P163"><text:span text:style-name="T194">2</text:span></text:p></draw:text-box></draw:frame><draw:line draw:style-name="gr100" draw:text-style-name="P168" svg:x1="4.585cm" svg:y1="1.325cm" svg:x2="4.941cm" svg:y2="0.646cm"><text:p/></draw:line><draw:line draw:style-name="gr101" draw:text-style-name="P168" svg:x1="2.733cm" svg:y1="-0.083cm" svg:x2="4.585cm" svg:y2="1.325cm"><text:p/></draw:line><draw:line draw:style-name="gr102" draw:text-style-name="P168" svg:x1="2.733cm" svg:y1="-0.083cm" svg:x2="4.941cm" svg:y2="0.645cm"><text:p/></draw:line><draw:line draw:style-name="gr103" draw:text-style-name="P171" svg:x1="3.927cm" svg:y1="0.194cm" svg:x2="4.033cm" svg:y2="0.489cm"><text:p/></draw:line><draw:line draw:style-name="gr103" draw:text-style-name="P171" svg:x1="3.595cm" svg:y1="0.711cm" svg:x2="3.9cm" svg:y2="0.658cm"><text:p/></draw:line><draw:frame draw:style-name="gr95" draw:text-style-name="P170" svg:width="0.75cm" svg:height="0.664cm" svg:x="4.115cm" svg:y="0.524cm"><draw:text-box><text:p text:style-name="P163"><text:span text:style-name="T194">3</text:span></text:p></draw:text-box></draw:frame><draw:line draw:style-name="gr104" draw:text-style-name="P168" svg:x1="1.953cm" svg:y1="1.487cm" svg:x2="0.097cm" svg:y2="2.23cm"><text:p/></draw:line><draw:line draw:style-name="gr105" draw:text-style-name="P168" svg:x1="1.395cm" svg:y1="2.787cm" svg:x2="1.952cm" svg:y2="1.487cm"><text:p/></draw:line><draw:line draw:style-name="gr106" draw:text-style-name="P168" svg:x1="1.395cm" svg:y1="2.785cm" svg:x2="0.097cm" svg:y2="2.228cm"><text:p/></draw:line><draw:line draw:style-name="gr107" draw:text-style-name="P168" svg:x1="1.832cm" svg:y1="2.26cm" svg:x2="1.536cm" svg:y2="2.092cm"><text:p/></draw:line><draw:line draw:style-name="gr108" draw:text-style-name="P168" svg:x1="0.908cm" svg:y1="2.385cm" svg:x2="0.811cm" svg:y2="2.71cm"><text:p/></draw:line><draw:frame draw:style-name="gr95" draw:text-style-name="P170" svg:width="0.75cm" svg:height="0.664cm" svg:x="0.94cm" svg:y="1.921cm"><draw:text-box><text:p text:style-name="P163"><text:span text:style-name="T194">6</text:span></text:p></draw:text-box></draw:frame><draw:line draw:style-name="gr109" draw:text-style-name="P168" svg:x1="2.288cm" svg:y1="2.794cm" svg:x2="3.787cm" svg:y2="2.794cm"><text:p/></draw:line><draw:line draw:style-name="gr110" draw:text-style-name="P168" svg:x1="2.288cm" svg:y1="2.793cm" svg:x2="3.036cm" svg:y2="1.505cm"><text:p/></draw:line><draw:line draw:style-name="gr111" draw:text-style-name="P168" svg:x1="3.785cm" svg:y1="2.794cm" svg:x2="3.034cm" svg:y2="1.503cm"><text:p/></draw:line><draw:line draw:style-name="gr112" draw:text-style-name="P168" svg:x1="2.572cm" svg:y1="2.062cm" svg:x2="2.757cm" svg:y2="2.274cm"><text:p/></draw:line><draw:line draw:style-name="gr113" draw:text-style-name="P168" svg:x1="3.486cm" svg:y1="2.046cm" svg:x2="3.301cm" svg:y2="2.256cm"><text:p/></draw:line><draw:line draw:style-name="gr114" draw:text-style-name="P168" svg:x1="3.01cm" svg:y1="2.697cm" svg:x2="3.195cm" svg:y2="2.907cm"><text:p/></draw:line><draw:frame draw:style-name="gr95" draw:text-style-name="P170" svg:width="0.75cm" svg:height="0.664cm" svg:x="2.706cm" svg:y="2.096cm"><draw:text-box><text:p text:style-name="P163"><text:span text:style-name="T194">7</text:span></text:p></draw:text-box></draw:frame><draw:line draw:style-name="gr103" draw:text-style-name="P171" svg:x1="5.451cm" svg:y1="2.922cm" svg:x2="6.451cm" svg:y2="4.423cm"><text:p/></draw:line><draw:line draw:style-name="gr103" draw:text-style-name="P171" svg:x1="6.449cm" svg:y1="4.423cm" svg:x2="6.95cm" svg:y2="2.922cm"><text:p/></draw:line><draw:line draw:style-name="gr103" draw:text-style-name="P171" svg:x1="6.952cm" svg:y1="2.922cm" svg:x2="5.451cm" svg:y2="2.922cm"><text:p/></draw:line><draw:frame draw:style-name="gr115" draw:text-style-name="P170" svg:width="0.996cm" svg:height="0.664cm" svg:x="5.856cm" svg:y="3.018cm"><draw:text-box><text:p text:style-name="P163"><text:span text:style-name="T194">12</text:span></text:p></draw:text-box></draw:frame><draw:line draw:style-name="gr116" draw:text-style-name="P168" svg:x1="6.736cm" svg:y1="1.39cm" svg:x2="6.736cm" svg:y2="2.716cm"><text:p/></draw:line><draw:line draw:style-name="gr117" draw:text-style-name="P168" svg:x1="8.946cm" svg:y1="2.715cm" svg:x2="6.736cm" svg:y2="2.715cm"><text:p/></draw:line><draw:line draw:style-name="gr118" draw:text-style-name="P168" svg:x1="6.736cm" svg:y1="1.39cm" svg:x2="8.946cm" svg:y2="2.716cm"><text:p/></draw:line><draw:rect draw:style-name="gr119" draw:text-style-name="P169" svg:width="0.265cm" svg:height="0.265cm" svg:x="6.736cm" svg:y="2.452cm"><text:p/></draw:rect><draw:frame draw:style-name="gr95" draw:text-style-name="P170" svg:width="0.75cm" svg:height="0.664cm" svg:x="7.098cm" svg:y="1.969cm"><draw:text-box><text:p text:style-name="P163"><text:span text:style-name="T194">9</text:span></text:p></draw:text-box></draw:frame><draw:g draw:style-name="gr13"><draw:line draw:style-name="gr120" draw:text-style-name="P172" svg:x1="6.142cm" svg:y1="1.323cm" svg:x2="6.814cm" svg:y2="-0.12cm"><text:p/></draw:line><draw:line draw:style-name="gr121" draw:text-style-name="P172" svg:x1="6.142cm" svg:y1="1.319cm" svg:x2="5.239cm" svg:y2="0.023cm"><text:p/></draw:line><draw:line draw:style-name="gr122" draw:text-style-name="P172" svg:x1="6.813cm" svg:y1="-0.12cm" svg:x2="5.233cm" svg:y2="0.023cm"><text:p/></draw:line><draw:line draw:style-name="gr123" draw:text-style-name="P172" svg:x1="5.56cm" svg:y1="0.718cm" svg:x2="5.846cm" svg:y2="0.635cm"><text:p/></draw:line><draw:line draw:style-name="gr124" draw:text-style-name="P172" svg:x1="5.958cm" svg:y1="-0.17cm" svg:x2="6.076cm" svg:y2="0.102cm"><text:p/></draw:line><draw:line draw:style-name="gr125" draw:text-style-name="P172" svg:x1="6.366cm" svg:y1="0.58cm" svg:x2="6.65cm" svg:y2="0.495cm"><text:p/></draw:line></draw:g><draw:frame draw:style-name="gr126" draw:text-style-name="P173" svg:width="0.726cm" svg:height="0.625cm" svg:x="5.773cm" svg:y="0.129cm"><draw:text-box><text:p text:style-name="P163"><text:span text:style-name="T195">4</text:span></text:p></draw:text-box></draw:frame><draw:frame draw:style-name="gr115" draw:text-style-name="P174" svg:width="0.996cm" svg:height="0.664cm" svg:x="0.513cm" svg:y="3.403cm"><draw:text-box><text:p text:style-name="P163"><text:span text:style-name="T196">10</text:span></text:p></draw:text-box></draw:frame><draw:line draw:style-name="gr127" draw:text-style-name="P175" svg:x1="-0.001cm" svg:y1="3.53cm" svg:x2="0.849cm" svg:y2="4.428cm"><text:p/></draw:line><draw:line draw:style-name="gr128" draw:text-style-name="P175" svg:x1="2.342cm" svg:y1="3.011cm" svg:x2="0.85cm" svg:y2="4.429cm"><text:p/></draw:line><draw:line draw:style-name="gr129" draw:text-style-name="P175" svg:x1="-0.001cm" svg:y1="3.531cm" svg:x2="2.34cm" svg:y2="3.011cm"><text:p/></draw:line><draw:rect draw:style-name="gr130" draw:text-style-name="P176" svg:width="0.246cm" svg:height="0.251cm" draw:transform="skewX (0.00698131700797718) rotate (0.754854901487548) translate (0.680861111111111cm 4.24920833333333cm)"><text:p/></draw:rect><draw:g draw:style-name="gr13"><draw:line draw:style-name="gr131" draw:text-style-name="P177" svg:x1="8.402cm" svg:y1="1.317cm" svg:x2="8.166cm" svg:y2="-0.147cm"><text:p/></draw:line><draw:line draw:style-name="gr132" draw:text-style-name="P177" svg:x1="8.405cm" svg:y1="1.316cm" svg:x2="7.031cm" svg:y2="0.792cm"><text:p/></draw:line><draw:line draw:style-name="gr133" draw:text-style-name="P177" svg:x1="8.169cm" svg:y1="-0.147cm" svg:x2="7.028cm" svg:y2="0.793cm"><text:p/></draw:line><draw:line draw:style-name="gr134" draw:text-style-name="P177" svg:x1="7.643cm" svg:y1="1.153cm" svg:x2="7.818cm" svg:y2="0.94cm"><text:p/></draw:line><draw:line draw:style-name="gr135" draw:text-style-name="P177" svg:x1="7.486cm" svg:y1="0.268cm" svg:x2="7.721cm" svg:y2="0.416cm"><text:p/></draw:line><draw:line draw:style-name="gr136" draw:text-style-name="P177" svg:x1="8.194cm" svg:y1="0.628cm" svg:x2="8.37cm" svg:y2="0.415cm"><text:p/></draw:line></draw:g><draw:frame draw:style-name="gr137" draw:text-style-name="P170" svg:width="0.874cm" svg:height="0.664cm" svg:x="7.465cm" svg:y="0.334cm"><draw:text-box><text:p text:style-name="P163"><text:span text:style-name="T194"><text:s/></text:span><text:span text:style-name="T194">5</text:span></text:p></draw:text-box></draw:frame><draw:line draw:style-name="gr138" draw:text-style-name="P171" svg:x1="4.244cm" svg:y1="2.668cm" svg:x2="4.182cm" svg:y2="4.04cm"><text:p/></draw:line><draw:line draw:style-name="gr138" draw:text-style-name="P171" svg:x1="2.82cm" svg:y1="3.981cm" svg:x2="4.185cm" svg:y2="4.041cm"><text:p/></draw:line><draw:line draw:style-name="gr138" draw:text-style-name="P171" svg:x1="2.82cm" svg:y1="3.98cm" svg:x2="4.247cm" svg:y2="2.668cm"><text:p/></draw:line><draw:rect draw:style-name="gr139" draw:text-style-name="P178" svg:width="0.276cm" svg:height="0.276cm" draw:transform="skewX (0.00645771823237902) rotate (1.53239908325102) translate (3.91406944444444cm 4.02872222222222cm)"><text:p/></draw:rect><draw:path draw:style-name="gr139" draw:text-style-name="P178" svg:width="0.397cm" svg:height="0.2cm" svg:x="3.262cm" svg:y="3.909cm" svg:viewBox="0 0 398 201" svg:d="M0 171c129-251 126-121 126-121l178 151 94-134-15-67"><text:p/></draw:path><draw:path draw:style-name="gr139" draw:text-style-name="P178" svg:width="0.23cm" svg:height="0.356cm" svg:x="4.108cm" svg:y="3.159cm" svg:viewBox="0 0 231 357" svg:d="M5 357c203-96 135-110 135-110l-140-169 128-78 103 13"><text:p/></draw:path><draw:frame draw:style-name="gr140" draw:text-style-name="P170" svg:width="1.119cm" svg:height="0.664cm" svg:x="3.214cm" svg:y="3.158cm"><draw:text-box><text:p text:style-name="P163"><text:span text:style-name="T194"><text:s/></text:span><text:span text:style-name="T194">11</text:span></text:p></draw:text-box></draw:frame><draw:line draw:style-name="gr138" draw:text-style-name="P171" svg:x1="4.324cm" svg:y1="1.498cm" svg:x2="6.141cm" svg:y2="1.498cm"><text:p/></draw:line><draw:line draw:style-name="gr138" draw:text-style-name="P171" svg:x1="4.324cm" svg:y1="1.498cm" svg:x2="5.232cm" svg:y2="2.867cm"><text:p/></draw:line><draw:line draw:style-name="gr138" draw:text-style-name="P171" svg:x1="6.138cm" svg:y1="1.498cm" svg:x2="5.23cm" svg:y2="2.867cm"><text:p/></draw:line><draw:path draw:style-name="gr139" draw:text-style-name="P178" svg:width="0.352cm" svg:height="0.32cm" svg:x="4.666cm" svg:y="2.072cm" svg:viewBox="0 0 353 321" svg:d="M0 71c64-23 129-46 194-71 18 65-90 254-72 319 37 18 196-90 231-70"><text:p/></draw:path><draw:path draw:style-name="gr139" draw:text-style-name="P178" svg:width="0.354cm" svg:height="0.32cm" svg:x="5.549cm" svg:y="2.02cm" svg:viewBox="0 0 355 321" svg:d="M0 252c66 21 129 44 196 69 16-65-90-254-70-319 33-18 194 90 229 72"><text:p/></draw:path><draw:frame draw:style-name="gr137" draw:text-style-name="P170" svg:width="0.874cm" svg:height="0.664cm" svg:x="4.865cm" svg:y="1.623cm"><draw:text-box><text:p text:style-name="P163"><text:span text:style-name="T194"><text:s/></text:span><text:span text:style-name="T194">8</text:span></text:p></draw:text-box></draw:frame></draw:g><text:span text:style-name="_5f_Caractères"/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_5f_Tableau_5f_Centré_5f_Gras" text:outline-level="1">Quelconque</text:h>
          </table:table-cell>
          <table:table-cell table:style-name="Table1.A1" office:value-type="string">
            <text:h text:style-name="_5f_Tableau_5f_Centré_5f_Gras" text:outline-level="1">Isocèle</text:h>
          </table:table-cell>
          <table:table-cell table:style-name="Table1.A1" office:value-type="string">
            <text:h text:style-name="_5f_Tableau_5f_Centré_5f_Gras" text:outline-level="1">Rectangle</text:h>
          </table:table-cell>
          <table:table-cell table:style-name="Table1.D1" office:value-type="string">
            <text:h text:style-name="_5f_Tableau_5f_Centré_5f_Gras" text:outline-level="1">Équilatéral</text:h>
          </table:table-cell>
        </table:table-row>
        <table:table-row>
          <table:table-cell table:style-name="Table1.A2" office:value-type="string">
            <text:h text:style-name="_5f_Tableau_5f_Centré_5f_Gras" text:outline-level="1"><text:span text:style-name="_5f_Caractères_5f_correction"/></text:h>
            <text:h text:style-name="_5f_Tableau_5f_Centré_5f_Gras" text:outline-level="1"><text:span text:style-name="_5f_Caractères_5f_correction"><text:span text:style-name="T185">12</text:span></text:span></text:h>
          </table:table-cell>
          <table:table-cell table:style-name="Table1.B2" office:value-type="string">
            <text:h text:style-name="_5f_Tableau_5f_Centré" text:outline-level="1"><text:span text:style-name="_5f_Caractères_5f_correction">1 <text:s text:c="5"/>3 </text:span></text:h>
            <text:h text:style-name="P134" text:outline-level="1"><text:span text:style-name="_5f_Caractères_5f_correction"><text:span text:style-name="T186">(4) <text:s/>(5) </text:span></text:span></text:h>
            <text:h text:style-name="P134" text:outline-level="1"><text:span text:style-name="_5f_Caractères_5f_correction">6 <text:s/></text:span><text:span text:style-name="_5f_Caractères_5f_correction"><text:span text:style-name="T186">(7)</text:span></text:span><text:span text:style-name="_5f_Caractères_5f_correction"> <text:s text:c="3"/>8 <text:s text:c="3"/>11</text:span></text:h>
          </table:table-cell>
          <table:table-cell table:style-name="Table1.C2" office:value-type="string">
            <text:h text:style-name="_5f_Tableau_5f_Centré" text:outline-level="1"><text:span text:style-name="_5f_Caractères_5f_correction">2 <text:s text:c="6"/>9 </text:span></text:h>
            <text:h text:style-name="_5f_Tableau_5f_Centré" text:outline-level="1"><text:span text:style-name="_5f_Caractères_5f_correction">10 </text:span></text:h>
            <text:h text:style-name="_5f_Tableau_5f_Centré" text:outline-level="1"><text:span text:style-name="_5f_Caractères_5f_correction">11</text:span></text:h>
          </table:table-cell>
          <table:table-cell table:style-name="Table1.D2" office:value-type="string">
            <text:h text:style-name="_5f_Tableau_5f_Centré" text:outline-level="1"><text:span text:style-name="_5f_Caractères_5f_correction">4 <text:s text:c="6"/>5</text:span></text:h>
            <text:h text:style-name="_5f_Tableau_5f_Centré" text:outline-level="1"><text:span text:style-name="_5f_Caractères_5f_correction">7</text:span></text:h>
          </table:table-cell>
        </table:table-row>
      </table:table>
      <text:list text:continue-numbering="true" text:style-name="_5f_Numérotation_20_des_20_exercices">
        <text:list-item>
          <text:h text:style-name="P136" text:outline-level="1"><draw:g text:anchor-type="paragraph" draw:z-index="327" draw:name="Shape10_0" draw:style-name="gr80"><draw:frame draw:style-name="gr81" draw:text-style-name="P165" svg:width="0.313cm" svg:height="0.491cm" svg:x="5.722cm" svg:y="0.786cm"><draw:text-box><text:p text:style-name="P163"><text:span text:style-name="T193">A</text:span></text:p></draw:text-box></draw:frame><draw:frame draw:style-name="gr82" draw:text-style-name="P165" svg:width="0.489cm" svg:height="0.491cm" svg:x="5.722cm" svg:y="2.954cm"><draw:text-box><text:p text:style-name="P163"><text:span text:style-name="T193">B</text:span></text:p></draw:text-box></draw:frame><draw:frame draw:style-name="gr83" draw:text-style-name="P165" svg:width="0.481cm" svg:height="0.491cm" svg:x="9.227cm" svg:y="2.951cm"><draw:text-box><text:p text:style-name="P163"><text:span text:style-name="T193">C</text:span></text:p></draw:text-box></draw:frame><draw:frame draw:style-name="gr84" draw:text-style-name="P165" svg:width="0.281cm" svg:height="0.491cm" svg:x="9.105cm" svg:y="0.79cm"><draw:text-box><text:p text:style-name="P163"><text:span text:style-name="T193">D</text:span></text:p></draw:text-box></draw:frame><draw:frame draw:style-name="gr85" draw:text-style-name="P165" svg:width="1.022cm" svg:height="0.491cm" svg:x="7.068cm" svg:y="0.677cm"><draw:text-box><text:p text:style-name="P163"><text:span text:style-name="T193">5 cm</text:span></text:p></draw:text-box></draw:frame><draw:rect draw:style-name="gr86" draw:text-style-name="P166" svg:width="3.003cm" svg:height="2.005cm" svg:x="6.055cm" svg:y="1.12cm"><text:p/></draw:rect><draw:line draw:style-name="gr87" draw:text-style-name="P167" svg:x1="6.054cm" svg:y1="1.122cm" svg:x2="9.054cm" svg:y2="3.122cm"><text:p/></draw:line><draw:frame draw:style-name="gr88" draw:text-style-name="P165" svg:width="1.338cm" svg:height="0.484cm" draw:transform="rotate (-0.585383431118898) translate (7.29897222222222cm 1.45520833333333cm)"><draw:text-box><text:p text:style-name="P163"><text:span text:style-name="T193">6 cm</text:span></text:p></draw:text-box></draw:frame><draw:rect draw:style-name="gr89" draw:text-style-name="P166" svg:width="0.302cm" svg:height="0.302cm" svg:x="8.756cm" svg:y="2.82cm"><text:p/></draw:rect><draw:rect draw:style-name="gr89" draw:text-style-name="P166" svg:width="0.301cm" svg:height="0.302cm" svg:x="6.055cm" svg:y="1.12cm"><text:p/></draw:rect><draw:rect draw:style-name="gr89" draw:text-style-name="P166" svg:width="0.301cm" svg:height="0.302cm" svg:x="6.055cm" svg:y="2.82cm"><text:p/></draw:rect><draw:rect draw:style-name="gr89" draw:text-style-name="P166" svg:width="0.302cm" svg:height="0.302cm" svg:x="8.758cm" svg:y="1.12cm"><text:p/></draw:rect></draw:g><text:span text:style-name="_5f_Caractères_5f_gras">Rectangle</text:span></text:h>
          <text:list>
            <text:list-item>
              <text:h text:style-name="P137" text:outline-level="1"><text:span text:style-name="_5f_Caractères">Donne la longueur du segment [BC]. Justifie ta réponse.</text:span></text:h>
            </text:list-item>
          </text:list>
        </text:list-item>
      </text:list>
      <text:p text:style-name="_5f_Paragraphe_5f_Réponse_5f_Pointillés_5f_Grisés"><text:span text:style-name="_5f_Caractères"/></text:p>
      <text:h text:style-name="_5f_Paragraphe_5f_Correction" text:outline-level="1"><text:span text:style-name="_5f_Caractères_5f_correction">Le segment [BC] mesure 5cm car ABCD qui possède <text:s/>4 angles droits est un rectangle. Il a donc des côtés opposés de même longueur</text:span><text:span text:style-name="_5f_Caractères">.</text:span></text:h>
      <text:list text:continue-numbering="true" text:style-name="_5f_Numérotation_20_des_20_exercices">
        <text:list-item>
          <text:list>
            <text:list-item>
              <text:h text:style-name="P137" text:outline-level="1"><text:span text:style-name="_5f_Caractères">Donne la longueur du segment [BD]. Justifie.</text:span></text:h>
            </text:list-item>
          </text:list>
        </text:list-item>
      </text:list>
      <text:h text:style-name="_5f_Paragraphe_5f_Correction" text:outline-level="1"><text:span text:style-name="_5f_Caractères_5f_correction">Le segment [BD] mesure </text:span><text:span text:style-name="_5f_Caractères_5f_correction"><text:span text:style-name="T183">6 </text:span></text:span><text:span text:style-name="_5f_Caractères_5f_correction">cm car ABCD <text:s/>est un rectangle. Il a donc des </text:span><text:span text:style-name="_5f_Caractères_5f_correction"><text:span text:style-name="T183">diagonales</text:span></text:span><text:span text:style-name="_5f_Caractères_5f_correction"> de même longueur</text:span><text:span text:style-name="_5f_Caractères">.</text:span></text:h>
      <text:list text:continue-numbering="true" text:style-name="_5f_Numérotation_20_des_20_exercices">
        <text:list-item>
          <text:list>
            <text:list-item>
              <text:p text:style-name="P131"><text:span text:style-name="_5f_Caractères">Les diagonales de ce rectangle se coupent en O. Quelle est la longueur du segment [AO] ? Justifie.</text:span></text:p>
            </text:list-item>
          </text:list>
        </text:list-item>
      </text:list>
      <text:h text:style-name="_5f_Paragraphe_5f_Correction" text:outline-level="1"><text:span text:style-name="_5f_Caractères_5f_correction">Le segment [A</text:span><text:span text:style-name="_5f_Caractères_5f_correction"><text:span text:style-name="T183">O</text:span></text:span><text:span text:style-name="_5f_Caractères_5f_correction">] mesure </text:span><text:span text:style-name="_5f_Caractères_5f_correction"><text:span text:style-name="T183">3 </text:span></text:span><text:span text:style-name="_5f_Caractères_5f_correction">cm car ABCD <text:s/>est un rectangle. Il a donc des </text:span><text:span text:style-name="_5f_Caractères_5f_correction"><text:span text:style-name="T183">diagonales</text:span></text:span><text:span text:style-name="_5f_Caractères_5f_correction"> </text:span><text:span text:style-name="_5f_Caractères_5f_correction"><text:span text:style-name="T183">qui se coupent en leur milieu O.</text:span></text:span><text:span text:style-name="_5f_Caractères_5f_correction"> </text:span></text:h>
      <text:p text:style-name="_5f_Paragraphe_5f_Réponse_5f_Pointillés_5f_Grisés"><text:span text:style-name="_5f_Caractères_5f_correction"/></text:p>
      <text:list xml:id="list84505650967520" text:continue-numbering="true" text:style-name="_5f_Numérotation_20_des_20_exercices">
        <text:list-item>
          <text:h text:style-name="P139" text:outline-level="1"><text:span text:style-name="_5f_Caractères">Le quadrilatère ABCD est un carré et les triangles DEF et FGC sont équilatéraux.</text:span></text:h>
          <text:h text:style-name="P137" text:outline-level="1"><draw:g text:anchor-type="paragraph" draw:z-index="338" draw:name="Forme1_0" draw:style-name="gr8"><draw:custom-shape draw:style-name="gr9" draw:text-style-name="P144" svg:width="5.629cm" svg:height="2.816cm" svg:x="1.916cm" svg:y="0.287cm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146" svg:width="0.309cm" svg:height="0.493cm" svg:x="1.69cm" svg:y="-0.101cm"><draw:text-box><text:p text:style-name="P145"><text:span text:style-name="T188">A</text:span></text:p></draw:text-box></draw:frame><draw:frame draw:style-name="gr11" draw:text-style-name="P146" svg:width="0.295cm" svg:height="0.509cm" svg:x="3.2cm" svg:y="5.545cm"><draw:text-box><text:p text:style-name="P145"><text:span text:style-name="T188">E</text:span></text:p></draw:text-box></draw:frame><draw:frame draw:style-name="gr12" draw:text-style-name="P146" svg:width="0.376cm" svg:height="0.632cm" svg:x="6.034cm" svg:y="0.301cm"><draw:text-box><text:p text:style-name="P145"><text:span text:style-name="T188">G</text:span></text:p></draw:text-box></draw:frame><draw:frame draw:style-name="gr10" draw:text-style-name="P146" svg:width="0.309cm" svg:height="0.493cm" svg:x="7.557cm" svg:y="-0.099cm"><draw:text-box><text:p text:style-name="P145"><text:span text:style-name="T188">B</text:span></text:p></draw:text-box></draw:frame><draw:frame draw:style-name="gr10" draw:text-style-name="P146" svg:width="0.309cm" svg:height="0.493cm" svg:x="7.544cm" svg:y="3.074cm"><draw:text-box><text:p text:style-name="P145"><text:span text:style-name="T188">C</text:span></text:p></draw:text-box></draw:frame><draw:g draw:style-name="gr13"><draw:line draw:style-name="gr14" draw:text-style-name="P147" svg:x1="6.142cm" svg:y1="0.656cm" svg:x2="4.738cm" svg:y2="3.103cm"><text:p/></draw:line><draw:line draw:style-name="gr15" draw:text-style-name="P147" svg:x1="6.142cm" svg:y1="0.656cm" svg:x2="7.545cm" svg:y2="3.103cm"><text:p/></draw:line></draw:g><draw:frame draw:style-name="gr16" draw:text-style-name="P146" svg:width="0.295cm" svg:height="0.426cm" svg:x="1.6cm" svg:y="3.037cm"><draw:text-box><text:p text:style-name="P145"><text:span text:style-name="T188">D</text:span></text:p></draw:text-box></draw:frame><draw:frame draw:style-name="gr17" draw:text-style-name="P146" svg:width="0.294cm" svg:height="0.533cm" svg:x="4.747cm" svg:y="3.129cm"><draw:text-box><text:p text:style-name="P145"><text:span text:style-name="T188">F</text:span></text:p></draw:text-box></draw:frame><draw:ellipse draw:style-name="gr18" draw:text-style-name="P148" svg:width="0.888cm" svg:height="0.893cm" svg:x="4.284cm" svg:y="2.671cm" draw:kind="arc" draw:start-angle="0.41" draw:end-angle="60.89"><text:p/></draw:ellipse><draw:ellipse draw:style-name="gr19" draw:text-style-name="P148" svg:width="0.897cm" svg:height="0.892cm" draw:transform="skewX (-0.00994837673636771) rotate (2.08985724633801) translate (7.39422222222222cm 3.71298611111111cm)" draw:kind="arc" draw:start-angle="0.41" draw:end-angle="60.89"><text:p/></draw:ellipse><draw:ellipse draw:style-name="gr20" draw:text-style-name="P148" svg:width="0.893cm" svg:height="0.89cm" draw:transform="skewX (0.00401425727958684) rotate (-2.0919516414404) translate (6.74158333333333cm 0.513291666666667cm)" draw:kind="arc" draw:start-angle="0.41" draw:end-angle="60.89"><text:p/></draw:ellipse><draw:ellipse draw:style-name="gr18" draw:text-style-name="P148" svg:width="0.955cm" svg:height="0.959cm" svg:x="4.258cm" svg:y="2.637cm" draw:kind="arc" draw:start-angle="0.41" draw:end-angle="60.89"><text:p/></draw:ellipse><draw:ellipse draw:style-name="gr20" draw:text-style-name="P148" svg:width="0.904cm" svg:height="0.916cm" draw:transform="skewX (-0.0289724655831057) rotate (-2.10626334130676) translate (6.76804166666667cm 0.546805555555556cm)" draw:kind="arc" draw:start-angle="0.41" draw:end-angle="60.89"><text:p/></draw:ellipse><draw:ellipse draw:style-name="gr19" draw:text-style-name="P148" svg:width="0.936cm" svg:height="0.902cm" draw:transform="skewX (-0.0605629250442034) rotate (2.06646983436129) translate (7.36247222222222cm 3.73944444444444cm)" draw:kind="arc" draw:start-angle="0.41" draw:end-angle="60.89"><text:p/></draw:ellipse><draw:g draw:style-name="gr13"><draw:line draw:style-name="gr14" draw:text-style-name="P147" svg:x1="3.316cm" svg:y1="5.566cm" svg:x2="4.733cm" svg:y2="3.121cm"><text:p/></draw:line><draw:line draw:style-name="gr15" draw:text-style-name="P147" svg:x1="3.316cm" svg:y1="5.564cm" svg:x2="1.908cm" svg:y2="3.115cm"><text:p/></draw:line></draw:g><draw:circle draw:style-name="gr18" draw:text-style-name="P148" svg:width="0.893cm" svg:height="0.893cm" draw:transform="rotate (3.1396727914126) translate (5.18936111111111cm 3.56658333333333cm)" draw:kind="arc" draw:start-angle="0.41" draw:end-angle="60.89"><text:p/></draw:circle><draw:ellipse draw:style-name="gr19" draw:text-style-name="P148" svg:width="0.897cm" svg:height="0.893cm" draw:transform="skewX (-0.00401425727958702) rotate (-1.04999007799979) translate (2.06022222222222cm 2.51530555555556cm)" draw:kind="arc" draw:start-angle="0.41" draw:end-angle="60.89"><text:p/></draw:ellipse><draw:circle draw:style-name="gr20" draw:text-style-name="P148" svg:width="0.895cm" svg:height="0.895cm" draw:transform="rotate (1.0463248865706) translate (2.71109722222222cm 5.72029166666667cm)" draw:kind="arc" draw:start-angle="0.41" draw:end-angle="60.89"><text:p/></draw:circle><draw:ellipse draw:style-name="gr18" draw:text-style-name="P148" svg:width="0.96cm" svg:height="0.959cm" draw:transform="rotate (3.1396727914126) translate (5.21405555555556cm 3.60009722222222cm)" draw:kind="arc" draw:start-angle="0.41" draw:end-angle="60.89"><text:p/></draw:ellipse><draw:ellipse draw:style-name="gr20" draw:text-style-name="P148" svg:width="0.904cm" svg:height="0.92cm" draw:transform="skewX (-0.0345575191894879) rotate (1.02939519282626) translate (2.68463888888889cm 5.68677777777778cm)" draw:kind="arc" draw:start-angle="0.41" draw:end-angle="60.89"><text:p/></draw:ellipse><draw:ellipse draw:style-name="gr19" draw:text-style-name="P148" svg:width="0.936cm" svg:height="0.906cm" draw:transform="skewX (-0.0525344104850294) rotate (-1.07337748997651) translate (2.09197222222222cm 2.49413888888889cm)" draw:kind="arc" draw:start-angle="0.41" draw:end-angle="60.89"><text:p/></draw:ellipse></draw:g><text:span text:style-name="_5f_Caractères"/></text:h>
        </text:list-item>
      </text:list>
      <text:h text:style-name="_5f_Paragraphe" text:outline-level="1"/>
      <text:list text:continue-list="list84506989019025" text:style-name="_5f_Numérotation_20_des_20_exercices">
        <text:list-item>
          <text:list>
            <text:list-item text:start-value="1">
              <text:p text:style-name="P131"><text:span text:style-name="_5f_Caractères">Quelle est la mesure de l'angle </text:span><text:span text:style-name="_5f_Caractères"><draw:frame draw:style-name="fr6" draw:name="Objet27" text:anchor-type="as-char" svg:y="-0.376cm" svg:width="0.746cm" svg:height="0.459cm" draw:z-index="40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">? Justifie</text:span></text:p>
            </text:list-item>
          </text:list>
        </text:list-item>
      </text:list>
      <text:h text:style-name="_5f_Paragraphe" text:outline-level="1"><text:span text:style-name="_5f_Caractères_5f_correction"><draw:frame draw:style-name="fr5" draw:name="Objet20" text:anchor-type="as-char" svg:y="-0.376cm" svg:width="0.746cm" svg:height="0.459cm" draw:z-index="40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_5f_correction"><text:s/>= </text:span><text:span text:style-name="_5f_Caractères_5f_correction"><draw:frame draw:style-name="fr5" draw:name="Objet21" text:anchor-type="as-char" svg:y="-0.381cm" svg:width="0.771cm" svg:height="0.464cm" draw:z-index="40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_5f_correction"><text:s/>+</text:span><text:span text:style-name="_5f_Caractères_5f_correction"><draw:frame draw:style-name="fr5" draw:name="Objet22" text:anchor-type="as-char" svg:y="-0.376cm" svg:width="0.693cm" svg:height="0.459cm" draw:z-index="40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_5f_correction"> = 90° + 60° car </text:span><text:span text:style-name="_5f_Caractères_5f_correction"><text:span text:style-name="T183">ABCD </text:span></text:span><text:span text:style-name="_5f_Caractères_5f_correction">est un </text:span><text:span text:style-name="_5f_Caractères_5f_correction"><text:span text:style-name="T183">rectangle </text:span></text:span><text:span text:style-name="_5f_Caractères_5f_correction">et </text:span><text:span text:style-name="_5f_Caractères_5f_correction"><text:span text:style-name="T183">DEF</text:span></text:span><text:span text:style-name="_5f_Caractères_5f_correction"> un triangle équilatéral.</text:span></text:h>
      <text:h text:style-name="_5f_Paragraphe" text:outline-level="1"><text:span text:style-name="_5f_Caractères_5f_correction">Donc </text:span><text:span text:style-name="_5f_Caractères_5f_correction"><draw:frame draw:style-name="fr5" draw:name="Objet23" text:anchor-type="as-char" svg:y="-0.376cm" svg:width="0.746cm" svg:height="0.459cm" draw:z-index="40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_5f_correction"><text:s/>= 150°.</text:span></text:h>
      <text:p text:style-name="_5f_Paragraphe_5f_Réponse_5f_Pointillés_5f_Grisés"><text:span text:style-name="_5f_Caractères_5f_correction"/></text:p>
      <text:list text:continue-numbering="true" text:style-name="_5f_Numérotation_20_des_20_exercices">
        <text:list-item>
          <text:list>
            <text:list-item>
              <text:p text:style-name="P131"><text:span text:style-name="_5f_Caractères">Quelle est la mesure de l'angle </text:span><text:span text:style-name="_5f_Caractères"><draw:frame draw:style-name="fr6" draw:name="Objet25" text:anchor-type="as-char" svg:y="-0.381cm" svg:width="0.758cm" svg:height="0.464cm" draw:z-index="40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? Justifie. </text:span></text:p>
            </text:list-item>
          </text:list>
        </text:list-item>
      </text:list>
      <text:h text:style-name="_5f_Paragraphe_5f_Correction" text:outline-level="1"><text:span text:style-name="_5f_Caractères_5f_correction"><draw:frame draw:style-name="fr5" draw:name="Objet28" text:anchor-type="as-char" svg:y="-0.381cm" svg:width="0.758cm" svg:height="0.464cm" draw:z-index="40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_5f_correction"><text:s/>= </text:span><text:span text:style-name="_5f_Caractères_5f_correction"><draw:frame draw:style-name="fr5" draw:name="Objet29" text:anchor-type="as-char" svg:y="-0.381cm" svg:width="0.757cm" svg:height="0.464cm" draw:z-index="40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_5f_correction"><text:s/>– </text:span><text:span text:style-name="_5f_Caractères_5f_correction"><draw:frame draw:style-name="fr5" draw:name="Objet30" text:anchor-type="as-char" svg:y="-0.381cm" svg:width="0.72cm" svg:height="0.464cm" draw:z-index="41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_5f_correction"><text:s/>= 90° – <text:s/>60° car </text:span><text:span text:style-name="_5f_Caractères_5f_correction"><text:span text:style-name="T183">ABCD</text:span></text:span><text:span text:style-name="_5f_Caractères_5f_correction"> est un </text:span><text:span text:style-name="_5f_Caractères_5f_correction"><text:span text:style-name="T183">rectangle</text:span></text:span><text:span text:style-name="_5f_Caractères_5f_correction"> et FGC un triangle équilatéral.</text:span></text:h>
      <text:h text:style-name="_5f_Paragraphe_5f_Correction" text:outline-level="1"><text:span text:style-name="_5f_Caractères_5f_correction">Donc </text:span><text:span text:style-name="_5f_Caractères_5f_correction"><draw:frame draw:style-name="fr5" draw:name="Objet24" text:anchor-type="as-char" svg:y="-0.381cm" svg:width="0.758cm" svg:height="0.464cm" draw:z-index="411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_5f_correction"><text:s/>= </text:span><text:span text:style-name="_5f_Caractères_5f_correction"><text:span text:style-name="T183">3</text:span></text:span><text:span text:style-name="_5f_Caractères_5f_correction">0°</text:span><text:span text:style-name="_5f_pointillés_20_gris">..</text:span></text:h>
      <text:p text:style-name="_5f_Paragraphe_5f_Réponse_5f_Pointillés_5f_Grisés"><text:span text:style-name="_5f_pointillés_20_gris"/></text:p>
      <text:list text:continue-numbering="true" text:style-name="_5f_Numérotation_20_des_20_exercices">
        <text:list-item>
          <text:list>
            <text:list-item>
              <text:p text:style-name="P131"><text:span text:style-name="_5f_Caractères">Quelle est la mesure de l'angle </text:span><text:span text:style-name="_5f_Caractères"><draw:frame draw:style-name="fr6" draw:name="Objet26" text:anchor-type="as-char" svg:y="-0.381cm" svg:width="0.744cm" svg:height="0.464cm" draw:z-index="41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? Justifie.</text:span></text:p>
            </text:list-item>
          </text:list>
        </text:list-item>
      </text:list>
      <text:h text:style-name="_5f_Paragraphe_5f_Correction" text:outline-level="1"><text:span text:style-name="_5f_Caractères_5f_correction"><draw:frame draw:style-name="fr5" draw:name="Objet32" text:anchor-type="as-char" svg:y="-0.381cm" svg:width="0.744cm" svg:height="0.464cm" draw:z-index="41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_5f_correction"><text:s/>= </text:span><text:span text:style-name="_5f_Caractères_5f_correction"><draw:frame draw:style-name="fr5" draw:name="Objet33" text:anchor-type="as-char" svg:y="-0.381cm" svg:width="0.716cm" svg:height="0.464cm" draw:z-index="414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_5f_correction"><text:s/>– </text:span><text:span text:style-name="_5f_Caractères_5f_correction"><draw:frame draw:style-name="fr5" draw:name="Objet34" text:anchor-type="as-char" svg:y="-0.381cm" svg:width="0.72cm" svg:height="0.464cm" draw:z-index="41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_5f_Caractères_5f_correction"><text:s/>= 180°- 60° car <text:s/></text:span><text:span text:style-name="_5f_Caractères_5f_correction"><draw:frame draw:style-name="fr5" draw:name="Objet36" text:anchor-type="as-char" svg:y="-0.381cm" svg:width="0.716cm" svg:height="0.464cm" draw:z-index="416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_5f_Caractères_5f_correction"><text:s/>est un angle plat et </text:span><text:span text:style-name="_5f_Caractères_5f_correction"><text:span text:style-name="T183">GFC</text:span></text:span><text:span text:style-name="_5f_Caractères_5f_correction"> un triangle équilatéral.</text:span></text:h>
      <text:h text:style-name="_5f_Paragraphe_5f_Correction" text:outline-level="1"><text:span text:style-name="_5f_Caractères_5f_correction">Donc </text:span><text:span text:style-name="_5f_Caractères_5f_correction"><draw:frame draw:style-name="fr5" draw:name="Objet31" text:anchor-type="as-char" svg:y="-0.381cm" svg:width="0.744cm" svg:height="0.464cm" draw:z-index="417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_5f_correction"><text:s/>= </text:span><text:span text:style-name="_5f_Caractères_5f_correction"><text:span text:style-name="T183">120</text:span></text:span><text:span text:style-name="_5f_Caractères_5f_correction">°.</text:span></text:h>
      <text:h text:style-name="_5f_Paragraphe_5f_Correction" text:outline-level="1"><text:span text:style-name="_5f_Caractères_5f_correction"/></text:h>
      <text:list text:continue-numbering="true" text:style-name="_5f_Numérotation_20_des_20_exercices">
        <text:list-item>
          <text:list>
            <text:list-item>
              <text:p text:style-name="P131"><text:span text:style-name="_5f_Caractères">Comment semblent être les points G, F et E ? (On ne demande pas de le démontrer.)</text:span></text:p>
            </text:list-item>
          </text:list>
        </text:list-item>
      </text:list>
      <text:h text:style-name="_5f_Paragraphe" text:outline-level="1"><text:span text:style-name="_5f_Caractères_5f_correction">G, F et E semblent être alignés.</text:span></text:h>
      <text:h text:style-name="_5f_Paragraphe" text:outline-level="1"><text:span text:style-name="_5f_Caractères_5f_correction"/></text:h>
      <text:list text:continue-list="list84505650967520" text:style-name="_5f_Numérotation_20_des_20_exercices">
        <text:list-item>
          <text:h text:style-name="P138" text:outline-level="1"><text:span text:style-name="_5f_Caractères">Pour chaque question, réponds par Vrai ou Faux. Quand la phrase est fausse, trace une figure à main levée qui en donne un contre‑exemple.</text:span></text:h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_5f_Tableau_5f_Centré_5f_Gras" text:outline-level="1"><text:span text:style-name="_5f_Caractères"><text:span text:style-name="T185">Je suis un quadrilatère qui a des diagonales perpendiculaires et qui se coupent en leur milieu donc je suis forcément un losange. <text:tab/>.........</text:span></text:span></text:h>
          </table:table-cell>
          <table:table-cell table:style-name="Tableau2.B1" office:value-type="string">
            <text:list text:style-name="L1">
              <text:list-header>
                <text:h text:style-name="P135" text:outline-level="1"><text:span text:style-name="_5f_Caractères">Vrai <text:s text:c="2"/></text:span></text:h>
              </text:list-header>
            </text:list>
          </table:table-cell>
        </table:table-row>
        <table:table-row>
          <table:table-cell table:style-name="Tableau2.A2" office:value-type="string">
            <text:h text:style-name="_5f_Tableau_5f_Centré_5f_Gras" text:outline-level="1"><text:span text:style-name="_5f_Caractères"><text:span text:style-name="T185">Je suis un quadrilatère qui a des diagonales de même longueur donc je suis forcément un rectangle.<text:tab/>.........</text:span></text:span></text:h>
          </table:table-cell>
          <table:table-cell table:style-name="Tableau2.B2" office:value-type="string">
            <text:h text:style-name="_5f_Tableau_5f_Centré" text:outline-level="1"><draw:g text:anchor-type="paragraph" draw:z-index="336" draw:name="Forme9" draw:style-name="gr25"><draw:line draw:style-name="gr22" draw:text-style-name="P149" svg:x1="1.046cm" svg:y1="0.394cm" svg:x2="2.898cm" svg:y2="2.035cm"><text:p/></draw:line><draw:line draw:style-name="gr22" draw:text-style-name="P149" svg:x1="0.812cm" svg:y1="0.785cm" svg:x2="3.273cm" svg:y2="1.042cm"><text:p/></draw:line><draw:polygon draw:style-name="gr26" draw:text-style-name="P149" svg:width="2.445cm" svg:height="1.65cm" svg:x="0.815cm" svg:y="0.404cm" svg:viewBox="0 0 2446 1651" draw:points="0,381 228,0 2446,618 2082,1651"><text:p/></draw:polygon><draw:line draw:style-name="gr22" draw:text-style-name="P149" svg:x1="2.076cm" svg:y1="0.808cm" svg:x2="2.085cm" svg:y2="0.995cm"><text:p/></draw:line><draw:line draw:style-name="gr22" draw:text-style-name="P149" svg:x1="1.977cm" svg:y1="1.106cm" svg:x2="1.986cm" svg:y2="1.293cm"><text:p/></draw:line></draw:g><text:span text:style-name="_5f_Caractères">Faux</text:span></text:h>
          </table:table-cell>
        </table:table-row>
        <table:table-row>
          <table:table-cell table:style-name="Tableau2.A2" office:value-type="string">
            <text:h text:style-name="_5f_Tableau_5f_Centré_5f_Gras" text:outline-level="1"><text:span text:style-name="_5f_Caractères"><text:span text:style-name="T185">Je suis un quadrilatère qui a des diagonales perpendiculaires et qui se coupent en leur milieu donc je suis forcément un carré.<text:tab/>.........</text:span></text:span></text:h>
          </table:table-cell>
          <table:table-cell table:style-name="Tableau2.B2" office:value-type="string">
            <text:h text:style-name="_5f_Tableau_5f_Centré" text:outline-level="1"><draw:g text:anchor-type="paragraph" draw:z-index="337" draw:name="Forme10" draw:style-name="gr21"><draw:line draw:style-name="gr22" draw:text-style-name="P149" svg:x1="0.831cm" svg:y1="1.104cm" svg:x2="1.601cm" svg:y2="1.114cm"><text:p/></draw:line><draw:line draw:style-name="gr22" draw:text-style-name="P149" svg:x1="1.226cm" svg:y1="0.024cm" svg:x2="1.216cm" svg:y2="2.195cm"><text:p/></draw:line><draw:line draw:style-name="gr22" draw:text-style-name="P149" svg:x1="1.036cm" svg:y1="0.995cm" svg:x2="1.048cm" svg:y2="1.238cm"><text:p/></draw:line><draw:line draw:style-name="gr22" draw:text-style-name="P149" svg:x1="1.441cm" svg:y1="1.001cm" svg:x2="1.453cm" svg:y2="1.244cm"><text:p/></draw:line><draw:custom-shape draw:style-name="gr23" draw:text-style-name="P149" svg:width="0.816cm" svg:height="2.216cm" svg:x="0.82cm" svg:y="0.00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4" draw:text-style-name="P149" svg:width="0.156cm" svg:height="0.114cm" svg:x="1.219cm" svg:y="1.002cm"><text:p/><draw:enhanced-geometry svg:viewBox="0 0 21600 21600" draw:type="rectangle" draw:enhanced-path="M 0 0 L 21600 0 21600 21600 0 21600 0 0 Z N"/></draw:custom-shape><draw:line draw:style-name="gr22" draw:text-style-name="P149" svg:x1="1.141cm" svg:y1="0.619cm" svg:x2="1.311cm" svg:y2="0.64cm"><text:p/></draw:line><draw:line draw:style-name="gr22" draw:text-style-name="P149" svg:x1="1.126cm" svg:y1="0.682cm" svg:x2="1.296cm" svg:y2="0.703cm"><text:p/></draw:line><draw:line draw:style-name="gr22" draw:text-style-name="P149" svg:x1="1.129cm" svg:y1="1.431cm" svg:x2="1.299cm" svg:y2="1.452cm"><text:p/></draw:line><draw:line draw:style-name="gr22" draw:text-style-name="P149" svg:x1="1.115cm" svg:y1="1.494cm" svg:x2="1.285cm" svg:y2="1.515cm"><text:p/></draw:line></draw:g><text:span text:style-name="_5f_Caractères">Faux</text:span></text:h>
          </table:table-cell>
        </table:table-row>
      </table:table>
      <text:p text:style-name="Standard"><text:span text:style-name="_5f_Caractère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styles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ed_20__28_var_29_" draw:display-name="Dashed (var)" draw:style="rect" draw:dots1="1" draw:dots1-length="112%" draw:distance="72%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9" draw:display-name="Dashed (var) 499" draw:style="round" draw:dots2="2" draw:distance="0.023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draw:fill="none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>
      <style:text-properties fo:font-size="16pt" style:font-size-asian="16pt" style:font-size-complex="16pt"/>
    </style:style>
    <style:style style:name="MT63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4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6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7" style:family="text">
      <style:text-properties officeooo:rsid="00b6801f"/>
    </style:style>
    <style:style style:name="MT68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0" style:family="text">
      <style:text-properties fo:font-variant="small-caps" fo:color="#7fb241" loext:opacity="100%" style:font-name="Bitstream Vera Sans6" fo:font-weight="bold" officeooo:rsid="0246ec76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officeooo:rsid="016f3374"/>
    </style:style>
    <style:style style:name="MT74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6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7" style:family="text">
      <style:text-properties officeooo:rsid="014407b5"/>
    </style:style>
    <style:style style:name="MT78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3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5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7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8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1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4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7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1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7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8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0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2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4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5" style:family="text">
      <style:text-properties officeooo:rsid="008d016c"/>
    </style:style>
    <style:style style:name="MT116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2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3" style:family="text">
      <style:text-properties officeooo:rsid="01fe03f2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1" style:family="graphic">
      <style:graphic-properties draw:stroke="none" draw:fill="solid" draw:fill-color="#7fb241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96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80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78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79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77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5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75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76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73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74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7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7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70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7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7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6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7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67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6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6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65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66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5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61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2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63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4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5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59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0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8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5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56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4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5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5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40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49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50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51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52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6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47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48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32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43" draw:name="Shape3_12" draw:style-name="Mgr5" draw:text-style-name="MP1" svg:x1="10.308cm" svg:y1="0.388cm" svg:x2="20.496cm" svg:y2="0.36cm"><text:p/></draw:line><draw:path text:anchor-type="paragraph" draw:z-index="34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45" draw:name="Shape3_27" draw:style-name="Mgr5" draw:text-style-name="MP1" svg:x1="10.308cm" svg:y1="0.388cm" svg:x2="20.496cm" svg:y2="0.36cm"><text:p/></draw:line><draw:path text:anchor-type="paragraph" draw:z-index="346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31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8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7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22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7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5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6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4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6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7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2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5">représenter</text:span><text:span text:style-name="MT4"> </text:span></text:p></draw:text-box></draw:frame><draw:g text:anchor-type="paragraph" draw:z-index="19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5">représenter</text:span><text:span text:style-name="MT4"> </text:span></text:p></draw:text-box></draw:frame><draw:g text:anchor-type="paragraph" draw:z-index="194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6">Repères du plan : Se repérer</text:span> </text:p>
      </style:header>
      <style:header-left>
        <text:p text:style-name="MP45"><text:span text:style-name="MT66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91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92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8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8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9">Organiser</text:span><text:span text:style-name="MT4"> </text:span></text:p></draw:text-box></draw:frame><draw:g text:anchor-type="paragraph" draw:z-index="18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9">Organiser</text:span><text:span text:style-name="MT4"> </text:span></text:p></draw:text-box></draw:frame><draw:g text:anchor-type="paragraph" draw:z-index="189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90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6">Repères du plan : Se repérer</text:span> </text:p>
      </style:header>
      <style:header-left>
        <text:p text:style-name="MP45"><text:span text:style-name="MT66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6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7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7" draw:name="Shape3_39" draw:style-name="Mgr9" draw:text-style-name="MP1" svg:x1="12.104cm" svg:y1="0.392cm" svg:x2="20.497cm" svg:y2="0.36cm"><text:p/></draw:line><text:span text:style-name="MT70">Conversion d’unité</text:span> : <text:span text:style-name="MT70">masses</text:span></text:p>
      </style:header>
      <style:header-left>
        <text:p text:style-name="_5f_Header_20_M_20_page_20_impaire_20__28_D_29_"><draw:line text:anchor-type="paragraph" draw:z-index="342" draw:name="Shape3_18" draw:style-name="Mgr9" draw:text-style-name="MP1" svg:x1="11.292cm" svg:y1="0.381cm" svg:x2="20.496cm" svg:y2="0.36cm"><text:p/></draw:line><text:span text:style-name="MT71">Périmètre</text:span> : <text:span text:style-name="MT72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3">C</text:span>onversion d’unité : masses</text:h></draw:text-box></draw:frame><draw:g text:anchor-type="paragraph" draw:z-index="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4">Périmètre : </text:span><text:span text:style-name="MT75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49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8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8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7">P</text:span>roportionnalité </text:p>
      </style:header>
      <style:header-left>
        <text:p text:style-name="_5f_Header_20_D_20_page_20_paire_20__28_G_29_"><text:span text:style-name="MT76"><text:tab/>Proportionnalité et pourcentage</text:span><text:span text:style-name="MT59"> </text:span>: <text:span text:style-name="MT7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8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49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6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>
      <style:header-left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4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9">Proportionnalité et pourcentage : </text:span><text:span text:style-name="MT8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1">Proportionnalité et pourcentages : </text:span><text:span text:style-name="MT80">pourcentages</text:span></text:p></draw:text-box></draw:frame><draw:g text:anchor-type="paragraph" draw:z-index="175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1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8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9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70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5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18" draw:name="Shape3_1" draw:style-name="Mgr9" draw:text-style-name="MP1" svg:x1="12.45cm" svg:y1="0.362cm" svg:x2="20.497cm" svg:y2="0.36cm"><text:p/></draw:line><text:span text:style-name="MT71">Périmètre</text:span> : <text:span text:style-name="MT82">Mesurer, reporter</text:span></text:p>
      </style:header>
      <style:header-left>
        <text:p text:style-name="_5f_Header_20_M_20_page_20_impaire_20__28_D_29_"><draw:line text:anchor-type="paragraph" draw:z-index="319" draw:name="Shape3_20" draw:style-name="Mgr9" draw:text-style-name="MP1" svg:x1="12.45cm" svg:y1="0.362cm" svg:x2="20.497cm" svg:y2="0.36cm"><text:p/></draw:line><text:span text:style-name="MT71">Périmètre</text:span> : <text:span text:style-name="MT8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3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16" draw:name="Shape3_16" draw:style-name="Mgr9" draw:text-style-name="MP1" svg:x1="12.726cm" svg:y1="0.399cm" svg:x2="20.496cm" svg:y2="0.36cm"><text:p/></draw:line><text:span text:style-name="MT71">Périmètre</text:span> : <text:span text:style-name="MT84">Périmètres et unités</text:span></text:p>
      </style:header>
      <style:header-left>
        <text:p text:style-name="MP57"><draw:line text:anchor-type="paragraph" draw:z-index="317" draw:name="Shape3_17" draw:style-name="Mgr9" draw:text-style-name="MP1" svg:x1="16.083cm" svg:y1="0.383cm" svg:x2="20.496cm" svg:y2="0.36cm"><text:p/></draw:line><text:span text:style-name="MT71">Périmètre</text:span> : <text:span text:style-name="MT84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61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4">Périmètre <text:s/>: </text:span><text:span text:style-name="MT85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6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draw:g text:anchor-type="paragraph" draw:z-index="157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0">Volume</text:span><text:span text:style-name="MT4"> </text:span></text:p></draw:text-box></draw:frame><draw:g text:anchor-type="paragraph" draw:z-index="155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52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3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4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1">Conversions d’unités : longueurs</text:span></text:p>
      </style:header>
      <style:header-left>
        <text:p text:style-name="_5f_Header_20_N_20_page_20_impaire_20__28_D_29_"><text:s/><text:span text:style-name="MT91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longueurs</text:span><text:span text:style-name="MT4"> </text:span></text:p></draw:text-box></draw:frame><draw:g text:anchor-type="paragraph" draw:z-index="149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92">masses</text:span></text:p>
      </style:header>
      <style:header-left>
        <text:p text:style-name="_5f_Header_20_N_20_page_20_impaire_20__28_D_29_"><text:s/><text:span text:style-name="MT91">Conversions d’unités : </text:span><text:span text:style-name="MT92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3">masses</text:span><text:span text:style-name="MT4"> </text:span></text:p></draw:text-box></draw:frame><draw:g text:anchor-type="paragraph" draw:z-index="146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>
      <style:header-left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4">Masses</text:span><text:span text:style-name="MT4"> </text:span></text:p></draw:text-box></draw:frame><draw:g text:anchor-type="paragraph" draw:z-index="143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4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5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5">Conversions d’unités : </text:span><text:span text:style-name="MT96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1">Conversions d’unités : </text:span><text:span text:style-name="MT97">Capacités</text:span></text:p>
      </style:header>
      <style:header-left>
        <text:p text:style-name="Header"><text:s/><text:span text:style-name="MT91">Conversions d’unités : </text:span><text:span text:style-name="MT97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8">capacités</text:span><text:span text:style-name="MT4"> </text:span></text:p></draw:text-box></draw:frame><draw:g text:anchor-type="paragraph" draw:z-index="140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1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97">Capacités</text:span></text:p>
      </style:header>
      <style:header-left>
        <text:p text:style-name="_5f_Header_20_N_20_page_20_impaire_20__28_D_29_"><text:span text:style-name="MT99">Conversions d’unités : </text:span><text:span text:style-name="MT97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0">Capacités</text:span><text:span text:style-name="MT4"> </text:span></text:p></draw:text-box></draw:frame><draw:g text:anchor-type="paragraph" draw:z-index="139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1">Conversions d’unités : </text:span><text:span text:style-name="MT101">Temps et d</text:span><text:span text:style-name="MT102">urées</text:span></text:p>
      </style:header>
      <style:header-left>
        <text:p text:style-name="Header"><text:s/><text:span text:style-name="MT91">Conversions d’unités : </text:span><text:span text:style-name="MT101">Temps et d</text:span><text:span text:style-name="MT102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36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>
      <style:header-left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34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5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5">Conversions d’unités : </text:span><text:span text:style-name="MT103">temps et </text:span><text:span text:style-name="MT104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05">Temps et durées</text:span></text:p>
      </style:header>
      <style:header-left>
        <text:p text:style-name="_5f_Header_20_N_20_page_20_impaire_20__28_D_29_"><text:s/><text:span text:style-name="MT91">Conversions d’unités : </text:span><text:span text:style-name="MT105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6">Temps et </text:span><text:span text:style-name="MT107">Durée</text:span><text:span text:style-name="MT4"> </text:span></text:p></draw:text-box></draw:frame><draw:g text:anchor-type="paragraph" draw:z-index="131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2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8">Vitesse</text:span></text:p>
      </style:header>
      <style:header-left>
        <text:p text:style-name="_5f_Header_20_N_20_page_20_impaire_20__28_D_29_"><text:span text:style-name="MT99">Conversions d’unités : </text:span><text:span text:style-name="MT108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9">vitesse</text:span><text:span text:style-name="MT4"> </text:span></text:p></draw:text-box></draw:frame><draw:g text:anchor-type="paragraph" draw:z-index="129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30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5">Conversions d’unités : </text:span><text:span text:style-name="MT109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1">Conversions d’unités : </text:span><text:span text:style-name="MT110">Aires</text:span></text:p>
      </style:header>
      <style:header-left>
        <text:p text:style-name="Header"><text:s/><text:span text:style-name="MT91">Conversions d’unités : </text:span><text:span text:style-name="MT110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1">aires</text:span></text:p></draw:text-box></draw:frame><draw:g text:anchor-type="paragraph" draw:z-index="126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7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9">Conversions d’unités : </text:span><text:span text:style-name="MT110">Aires</text:span></text:p>
      </style:header>
      <style:header-left>
        <text:p text:style-name="_5f_Header_20_N_20_page_20_paire_20__28_G_29_"><text:span text:style-name="MT99">Conversions d’unités : </text:span><text:span text:style-name="MT110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9">Conversions d’unités : </text:span><text:span text:style-name="MT111">Aires</text:span></text:h></draw:text-box></draw:frame><draw:g text:anchor-type="paragraph" draw:z-index="125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12">Problèmes</text:span></text:p>
      </style:header>
      <style:header-left>
        <text:p text:style-name="_5f_Header_20_N_20_page_20_paire_20__28_G_29_"><text:s/><text:span text:style-name="MT91">Conversions d’unités : </text:span><text:span text:style-name="MT112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23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4">Conversions d’unités </text:span><text:span text:style-name="MT4">: </text:span><text:span text:style-name="MT114">problèmes</text:span></text:p></draw:text-box></draw:frame><draw:g text:anchor-type="paragraph" draw:z-index="124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9">Conversions d’unités : </text:span><text:span text:style-name="MT112">Problèmes</text:span></text:p>
      </style:header>
      <style:header-left>
        <text:p text:style-name="MP65"><text:span text:style-name="MT99">Conversions d’unités : </text:span><text:span text:style-name="MT11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21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5">Conversions d’unités : </text:span><text:span text:style-name="MT113">problèmes</text:span></text:p></draw:text-box></draw:frame><draw:g text:anchor-type="paragraph" draw:z-index="122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8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9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0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5"><text:s text:c="15"/>A</text:span>ires : Aire et unité</text:p>
      </style:header>
      <style:header-left>
        <text:p text:style-name="MP66"><text:span text:style-name="MT115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7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15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6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19">partie 1</text:span><text:span text:style-name="MT48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1">Géométrie plane</text:span><text:span text:style-name="MT122"> : </text:span><text:span text:style-name="MT123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13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14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291"><draw:text-box fo:min-height="0.499cm" fo:min-width="7.096cm"><draw:frame draw:style-name="Mfr2" draw:name="Frame2851" text:anchor-type="frame" svg:x="0.45cm" svg:y="0.079cm" svg:width="0.817cm" draw:z-index="293"><draw:text-box fo:min-height="0.355cm"><text:p text:style-name="MP3"><text:page-number text:select-page="current">3</text:page-number></text:p></draw:text-box></draw:frame><text:p text:style-name="MP68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11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294"><draw:text-box fo:min-height="0.499cm" fo:min-width="3cm"><draw:frame draw:style-name="Mfr2" draw:name="Frame287" text:anchor-type="frame" svg:x="0.45cm" svg:y="0.079cm" svg:width="0.817cm" draw:z-index="295"><draw:text-box fo:min-height="0.355cm"><text:p text:style-name="MP3"><text:page-number text:select-page="current">4</text:page-number></text:p></draw:text-box></draw:frame><text:p text:style-name="MP69"><text:span text:style-name="MT48">Géométrie plane, </text:span><text:span text:style-name="MT119">partie 1</text:span><text:span text:style-name="MT48"> : </text:span><text:span text:style-name="MT126">coder</text:span></text:p></draw:text-box></draw:frame><draw:g text:anchor-type="paragraph" draw:z-index="112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1">Géométrie plane</text:span><text:span text:style-name="MT122"> : </text:span><text:span text:style-name="MT123">Vocabulaire</text:span></text:p>
      </style:header>
      <style:header-left>
        <text:p text:style-name="MP70"><text:span text:style-name="MT121">Géométrie plane</text:span><text:span text:style-name="MT122"> : </text:span><text:span text:style-name="MT123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0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0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0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10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10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4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5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6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9">déplacer</text:span></text:p></draw:text-box></draw:frame><draw:g text:anchor-type="paragraph" draw:z-index="9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39">déplacer</text:span></text:p></draw:text-box></draw:frame><draw:g text:anchor-type="paragraph" draw:z-index="9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6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9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7">R</text:span>epères du plan : Se repérer</text:p>
      </style:header>
      <style:header-left>
        <text:p text:style-name="_5f_Header_20_G_20_page_20_paire_20__28_G_29_"><text:span text:style-name="MT67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8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310" draw:name="Shape7_8" draw:style-name="Mgr9" draw:text-style-name="MP1" svg:x1="9.042cm" svg:y1="0.36cm" svg:x2="20.461cm" svg:y2="0.36cm"><text:p/></draw:line><draw:path text:anchor-type="paragraph" draw:z-index="311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12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T<text:span text:style-name="MT142">itre de la série</text:span></text:p>
      </style:header>
      <style:header-left>
        <text:p text:style-name="MP80"><draw:line text:anchor-type="paragraph" draw:z-index="313" draw:name="Shape7_9" draw:style-name="Mgr9" draw:text-style-name="MP1" svg:x1="9.042cm" svg:y1="0.36cm" svg:x2="20.461cm" svg:y2="0.36cm"><text:p/></draw:line><draw:path text:anchor-type="paragraph" draw:z-index="314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15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T<text:span text:style-name="MT142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5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1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5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304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5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line text:anchor-type="paragraph" draw:z-index="306" draw:name="Shape7_6" draw:style-name="Mgr9" draw:text-style-name="MP1" svg:x1="9.042cm" svg:y1="0.36cm" svg:x2="20.461cm" svg:y2="0.36cm"><text:p/></draw:line>T<text:span text:style-name="MT142">itre de la série</text:span></text:p>
      </style:header>
      <style:header-left>
        <text:p text:style-name="MP80"><draw:path text:anchor-type="paragraph" draw:z-index="30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line text:anchor-type="paragraph" draw:z-index="309" draw:name="Shape7_3" draw:style-name="Mgr9" draw:text-style-name="MP1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0">Volumes : </text:span><text:span text:style-name="MT147">Calculs et conversions</text:span> </text:p></draw:text-box></draw:frame><draw:g text:anchor-type="paragraph" draw:z-index="7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4505647582211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0">Volumes : </text:span><text:span text:style-name="MT147">Calculs et conversions</text:span> </text:p></draw:text-box></draw:frame><draw:g text:anchor-type="paragraph" draw:z-index="7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8">D</text:span><text:span text:style-name="MT44">roites, </text:span><text:span text:style-name="MT149">demi-droites </text:span><text:span text:style-name="MT150">&amp; </text:span><text:span text:style-name="MT149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8">Géométrie plane : </text:span><text:span text:style-name="MT48">droites, </text:span><text:span text:style-name="MT15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1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5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2">Aires</text:span><text:span text:style-name="MT74"> <text:s/>: </text:span><text:span text:style-name="MT15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3">Aires </text:span>: <text:span text:style-name="MT153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5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4">Constructions géométriques : </text:span><text:span text:style-name="MT155">Reproduire</text:span></text:p>
      </style:header>
      <style:header-left>
        <text:p text:style-name="MP95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301" draw:name="Shape9" draw:style-name="Mgr1" draw:text-style-name="MP1" svg:x1="11.559cm" svg:y1="0.36cm" svg:x2="20.5cm" svg:y2="0.36cm"><text:p/></draw:line><draw:frame text:anchor-type="paragraph" draw:z-index="30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path text:anchor-type="paragraph" draw:z-index="30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04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/text:span><text:span text:style-name="MT157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4">Constructions géométriques : </text:span><text:span text:style-name="MT155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4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header-left>
        <text:p text:style-name="MP72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71">Patrons</text:span></text:p>
      </style:header>
      <style:header-left>
        <text:p text:style-name="_5f_Header_20_G_20_page_20_paire_20__28_G_29_"><text:span text:style-name="MT132">Solides : </text:span><text:span text:style-name="MT171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2">patrons</text:span></text:p></draw:text-box></draw:frame><draw:g text:anchor-type="paragraph" draw:z-index="3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4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3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3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9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7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2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3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8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8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2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2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7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7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header-left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2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2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47"> : </text:span><text:span text:style-name="MT183">Axes de symétrie de figures</text:span></text:p>
      </style:header>
      <style:header-left>
        <text:p text:style-name="MP111"><text:span text:style-name="MT182">Symétrie axiale</text:span><text:span text:style-name="MT47"> : </text:span><text:span text:style-name="MT183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7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1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1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7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7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1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5">parallèles, perpendiculaires, </text:span><text:span text:style-name="MT67">distances</text:span></text:p></draw:text-box></draw:frame><draw:g text:anchor-type="paragraph" draw:z-index="1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7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7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99" draw:name="Shape3_0" draw:style-name="Mgr14" draw:text-style-name="MP1" svg:x1="10.893cm" svg:y1="0.403cm" svg:x2="20.503cm" svg:y2="0.327cm"><text:p/></draw:line><draw:path text:anchor-type="char" draw:z-index="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0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0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29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8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g text:anchor-type="paragraph" draw:z-index="279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4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6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g text:anchor-type="paragraph" draw:z-index="287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8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g text:anchor-type="paragraph" draw:z-index="289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5-25T08:45:03.190000000</dc:date>
    <meta:editing-duration>P2DT12H38M8S</meta:editing-duration>
    <meta:editing-cycles>231</meta:editing-cycles>
    <meta:generator>LibreOffice/7.6.6.3$Windows_X86_64 LibreOffice_project/d97b2716a9a4a2ce1391dee1765565ea469b0ae7</meta:generator>
    <meta:document-statistic meta:table-count="2" meta:image-count="0" meta:object-count="37" meta:page-count="3" meta:paragraph-count="846" meta:word-count="3389" meta:character-count="21595" meta:non-whitespace-character-count="18616"/>
  </office:meta>
</office:document-meta>
</file>

<file path=Object 1/content.xml><?xml version="1.0" encoding="utf-8"?>
<math xmlns="http://www.w3.org/1998/Math/MathML" display="block">
  <semantics>
    <mover accent="true">
      <mrow>
        <mstyle mathsize="12pt">
          <mi>p</mi>
        </mstyle>
        <mtext>C</mtext>
        <mstyle mathsize="12pt">
          <mi>n</mi>
        </mstyle>
      </mrow>
      <mo stretchy="true">^</mo>
    </mover>
    <annotation encoding="StarMath 5.0"> widehat {size 12{p}"C"size 12{n}}</annotation>
  </semantics>
</math>
</file>

<file path=Object 10/content.xml><?xml version="1.0" encoding="utf-8"?>
<math xmlns="http://www.w3.org/1998/Math/MathML" display="block">
  <semantics>
    <mover accent="true">
      <mi mathvariant="italic">ABC</mi>
      <mo stretchy="true">^</mo>
    </mover>
    <annotation encoding="StarMath 5.0"> widehat  ABC</annotation>
  </semantics>
</math>
</file>

<file path=Object 11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size 10{ widehat {"EDF"}}</annotation>
  </semantics>
</math>
</file>

<file path=Object 12/content.xml><?xml version="1.0" encoding="utf-8"?>
<math xmlns="http://www.w3.org/1998/Math/MathML" display="block">
  <semantics>
    <mover accent="true">
      <mrow>
        <mstyle mathsize="12pt">
          <mi>p</mi>
        </mstyle>
        <mtext>B</mtext>
        <mstyle mathsize="12pt">
          <mi>m</mi>
        </mstyle>
      </mrow>
      <mo stretchy="true">^</mo>
    </mover>
    <annotation encoding="StarMath 5.0"> widehat {size 12{p}"B"size 12 {m}}</annotation>
  </semantics>
</math>
</file>

<file path=Object 13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 size 10{ widehat {"EDF"}}</annotation>
  </semantics>
</math>
</file>

<file path=Object 14/content.xml><?xml version="1.0" encoding="utf-8"?>
<math xmlns="http://www.w3.org/1998/Math/MathML" display="block">
  <semantics>
    <mstyle mathsize="10pt">
      <mover accent="true">
        <mtext>EFD.</mtext>
        <mo stretchy="true">^</mo>
      </mover>
    </mstyle>
    <annotation encoding="StarMath 5.0">size 10{ widehat {"EFD."}}</annotation>
  </semantics>
</math>
</file>

<file path=Object 15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16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17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18/content.xml><?xml version="1.0" encoding="utf-8"?>
<math xmlns="http://www.w3.org/1998/Math/MathML" display="block">
  <semantics>
    <mover accent="true">
      <mrow>
        <mstyle mathsize="12pt">
          <mi>q</mi>
        </mstyle>
        <mtext>E</mtext>
        <mstyle mathsize="12pt">
          <mi>n</mi>
        </mstyle>
      </mrow>
      <mo stretchy="true">^</mo>
    </mover>
    <annotation encoding="StarMath 5.0"> widehat {size 12{q}"E"size 12 {n}}</annotation>
  </semantics>
</math>
</file>

<file path=Object 19/content.xml><?xml version="1.0" encoding="utf-8"?>
<math xmlns="http://www.w3.org/1998/Math/MathML" display="block">
  <semantics>
    <mover accent="true">
      <mrow>
        <mstyle mathsize="12pt">
          <mi>s</mi>
        </mstyle>
        <mtext>F</mtext>
        <mstyle mathsize="12pt">
          <mi>n</mi>
        </mstyle>
      </mrow>
      <mo stretchy="true">^</mo>
    </mover>
    <annotation encoding="StarMath 5.0"> widehat {size 12{s}"F"size 12 {n}}</annotation>
  </semantics>
</math>
</file>

<file path=Object 2/content.xml><?xml version="1.0" encoding="utf-8"?>
<math xmlns="http://www.w3.org/1998/Math/MathML" display="block">
  <semantics>
    <mover accent="true">
      <mtext>FEA</mtext>
      <mo stretchy="true">^</mo>
    </mover>
    <annotation encoding="StarMath 5.0"> widehat {"FEA"}</annotation>
  </semantics>
</math>
</file>

<file path=Object 20/content.xml><?xml version="1.0" encoding="utf-8"?>
<math xmlns="http://www.w3.org/1998/Math/MathML" display="block">
  <semantics>
    <mover accent="true">
      <mrow>
        <mstyle mathsize="12pt">
          <mi>s</mi>
        </mstyle>
        <mtext>A</mtext>
        <mstyle mathsize="12pt">
          <mi>m</mi>
        </mstyle>
      </mrow>
      <mo stretchy="true">^</mo>
    </mover>
    <annotation encoding="StarMath 5.0"> widehat {size 12{s}"A"size 12 {m}}</annotation>
  </semantics>
</math>
</file>

<file path=Object 21/content.xml><?xml version="1.0" encoding="utf-8"?>
<math xmlns="http://www.w3.org/1998/Math/MathML" display="block">
  <semantics>
    <mover accent="true">
      <mrow>
        <mstyle mathsize="12pt">
          <mi>q</mi>
        </mstyle>
        <mtext>H</mtext>
        <mstyle mathsize="12pt">
          <mi>m</mi>
        </mstyle>
      </mrow>
      <mo stretchy="true">^</mo>
    </mover>
    <annotation encoding="StarMath 5.0"> widehat {size 12{q}"H"size 12 {m}}</annotation>
  </semantics>
</math>
</file>

<file path=Object 22/content.xml><?xml version="1.0" encoding="utf-8"?>
<math xmlns="http://www.w3.org/1998/Math/MathML" display="block">
  <semantics>
    <mover accent="true">
      <mrow>
        <mstyle mathsize="12pt">
          <mi>x</mi>
        </mstyle>
        <mtext>H</mtext>
        <mstyle mathsize="12pt">
          <mi>y</mi>
        </mstyle>
      </mrow>
      <mo stretchy="true">^</mo>
    </mover>
    <annotation encoding="StarMath 5.0"> widehat {size 12{x}"H"size 12 {y}}</annotation>
  </semantics>
</math>
</file>

<file path=Object 23/content.xml><?xml version="1.0" encoding="utf-8"?>
<math xmlns="http://www.w3.org/1998/Math/MathML" display="block">
  <semantics>
    <mstyle mathsize="10pt">
      <mover accent="true">
        <mtext> BAC</mtext>
        <mo stretchy="true">^</mo>
      </mover>
    </mstyle>
    <annotation encoding="StarMath 5.0">size 10{ widehat {" BAC"}}</annotation>
  </semantics>
</math>
</file>

<file path=Object 24/content.xml><?xml version="1.0" encoding="utf-8"?>
<math xmlns="http://www.w3.org/1998/Math/MathML" display="block">
  <semantics>
    <mstyle mathsize="10pt">
      <mover accent="true">
        <mtext>ABC</mtext>
        <mo stretchy="true">^</mo>
      </mover>
    </mstyle>
    <annotation encoding="StarMath 5.0">size 10{ widehat {"ABC"}}</annotation>
  </semantics>
</math>
</file>

<file path=Object 25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26/content.xml><?xml version="1.0" encoding="utf-8"?>
<math xmlns="http://www.w3.org/1998/Math/MathML" display="block">
  <semantics>
    <mover accent="true">
      <mtext>ADC</mtext>
      <mo stretchy="true">^</mo>
    </mover>
    <annotation encoding="StarMath 5.0"> widehat {"ADC"}</annotation>
  </semantics>
</math>
</file>

<file path=Object 27/content.xml><?xml version="1.0" encoding="utf-8"?>
<math xmlns="http://www.w3.org/1998/Math/MathML" display="block">
  <semantics>
    <mover accent="true">
      <mtext>FDE</mtext>
      <mo stretchy="true">^</mo>
    </mover>
    <annotation encoding="StarMath 5.0"> widehat {"FDE"}</annotation>
  </semantics>
</math>
</file>

<file path=Object 28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29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3/content.xml><?xml version="1.0" encoding="utf-8"?>
<math xmlns="http://www.w3.org/1998/Math/MathML" display="block">
  <semantics>
    <mover accent="true">
      <mtext>EFA</mtext>
      <mo stretchy="true">^</mo>
    </mover>
    <annotation encoding="StarMath 5.0"> widehat "EFA"</annotation>
  </semantics>
</math>
</file>

<file path=Object 30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31/content.xml><?xml version="1.0" encoding="utf-8"?>
<math xmlns="http://www.w3.org/1998/Math/MathML" display="block">
  <semantics>
    <mover accent="true">
      <mtext>DCB</mtext>
      <mo stretchy="true">^</mo>
    </mover>
    <annotation encoding="StarMath 5.0"> widehat {"DCB"}</annotation>
  </semantics>
</math>
</file>

<file path=Object 32/content.xml><?xml version="1.0" encoding="utf-8"?>
<math xmlns="http://www.w3.org/1998/Math/MathML" display="block">
  <semantics>
    <mover accent="true">
      <mtext>FCG</mtext>
      <mo stretchy="true">^</mo>
    </mover>
    <annotation encoding="StarMath 5.0"> widehat {"FCG"}</annotation>
  </semantics>
</math>
</file>

<file path=Object 33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34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35/content.xml><?xml version="1.0" encoding="utf-8"?>
<math xmlns="http://www.w3.org/1998/Math/MathML" display="block">
  <semantics>
    <mover accent="true">
      <mtext>DFC</mtext>
      <mo stretchy="true">^</mo>
    </mover>
    <annotation encoding="StarMath 5.0"> widehat {"DFC"}</annotation>
  </semantics>
</math>
</file>

<file path=Object 36/content.xml><?xml version="1.0" encoding="utf-8"?>
<math xmlns="http://www.w3.org/1998/Math/MathML" display="block">
  <semantics>
    <mover accent="true">
      <mtext>GFC</mtext>
      <mo stretchy="true">^</mo>
    </mover>
    <annotation encoding="StarMath 5.0"> widehat {"GFC"}</annotation>
  </semantics>
</math>
</file>

<file path=Object 38/content.xml><?xml version="1.0" encoding="utf-8"?>
<math xmlns="http://www.w3.org/1998/Math/MathML" display="block">
  <semantics>
    <mover accent="true">
      <mtext>DFC</mtext>
      <mo stretchy="true">^</mo>
    </mover>
    <annotation encoding="StarMath 5.0"> widehat {"DFC"}</annotation>
  </semantics>
</math>
</file>

<file path=Object 4/content.xml><?xml version="1.0" encoding="utf-8"?>
<math xmlns="http://www.w3.org/1998/Math/MathML" display="block">
  <semantics>
    <mover accent="true">
      <mtext>EAF</mtext>
      <mo stretchy="true">^</mo>
    </mover>
    <annotation encoding="StarMath 5.0"> widehat {"EAF"}</annotation>
  </semantics>
</math>
</file>

<file path=Object 5/content.xml><?xml version="1.0" encoding="utf-8"?>
<math xmlns="http://www.w3.org/1998/Math/MathML" display="block">
  <semantics>
    <mover accent="true">
      <mtext>MAE</mtext>
      <mo stretchy="true">^</mo>
    </mover>
    <annotation encoding="StarMath 5.0"> widehat {"MAE"}</annotation>
  </semantics>
</math>
</file>

<file path=Object 6/content.xml><?xml version="1.0" encoding="utf-8"?>
<math xmlns="http://www.w3.org/1998/Math/MathML" display="block">
  <semantics>
    <mover accent="true">
      <mtext>MEA</mtext>
      <mo stretchy="true">^</mo>
    </mover>
    <annotation encoding="StarMath 5.0"> widehat {"MEA"}</annotation>
  </semantics>
</math>
</file>

<file path=Object 7/content.xml><?xml version="1.0" encoding="utf-8"?>
<math xmlns="http://www.w3.org/1998/Math/MathML" display="block">
  <semantics>
    <mover accent="true">
      <mtext>FEM</mtext>
      <mo stretchy="true">^</mo>
    </mover>
    <annotation encoding="StarMath 5.0"> widehat {"FEM"}</annotation>
  </semantics>
</math>
</file>

<file path=Object 8/content.xml><?xml version="1.0" encoding="utf-8"?>
<math xmlns="http://www.w3.org/1998/Math/MathML" display="block">
  <semantics>
    <mover accent="true">
      <mtext>FAM</mtext>
      <mo stretchy="true">^</mo>
    </mover>
    <annotation encoding="StarMath 5.0"> widehat {"FAM"}</annotation>
  </semantics>
</math>
</file>

<file path=Object 9/content.xml><?xml version="1.0" encoding="utf-8"?>
<math xmlns="http://www.w3.org/1998/Math/MathML" display="block">
  <semantics>
    <mover accent="true">
      <mtext>BAC</mtext>
      <mo stretchy="true">^</mo>
    </mover>
    <annotation encoding="StarMath 5.0"> widehat  {"BAC"}</annotation>
  </semantics>
</math>
</file>